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7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7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04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05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06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21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22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23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24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25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26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27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29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30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31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33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34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35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36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37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38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39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40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41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4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43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44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45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46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47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48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49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50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51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52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53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54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55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56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57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58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59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60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61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62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63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64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65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66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67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68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69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70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71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72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73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74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75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76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78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79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80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81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82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183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184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185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86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87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88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89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90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91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92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93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94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95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96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97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98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99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00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01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02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03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04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05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06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07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08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09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10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11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12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13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14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15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16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17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18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19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20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21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22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23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24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25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26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27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2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2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30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3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32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33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34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35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3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2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2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272" style:family="paragraph" style:parent-style-name="Title">
      <style:text-properties officeooo:rsid="000274d1" officeooo:paragraph-rsid="000274d1"/>
    </style:style>
    <style:style style:name="P273" style:family="paragraph" style:parent-style-name="Standard">
      <style:text-properties officeooo:paragraph-rsid="000cf0bc"/>
    </style:style>
    <style:style style:name="P274" style:family="paragraph" style:parent-style-name="Standard">
      <style:text-properties officeooo:rsid="00144438" officeooo:paragraph-rsid="00144438"/>
    </style:style>
    <style:style style:name="P275" style:family="paragraph" style:parent-style-name="Standard">
      <style:text-properties officeooo:rsid="00144438" officeooo:paragraph-rsid="0019ee0d"/>
    </style:style>
    <style:style style:name="P276" style:family="paragraph" style:parent-style-name="Standard">
      <style:text-properties officeooo:rsid="00144438" officeooo:paragraph-rsid="001be3ec"/>
    </style:style>
    <style:style style:name="P277" style:family="paragraph" style:parent-style-name="Standard">
      <style:text-properties officeooo:rsid="00144438" officeooo:paragraph-rsid="001f652f"/>
    </style:style>
    <style:style style:name="P278" style:family="paragraph" style:parent-style-name="Standard">
      <style:text-properties officeooo:rsid="00144438" officeooo:paragraph-rsid="0020f4d2"/>
    </style:style>
    <style:style style:name="P279" style:family="paragraph" style:parent-style-name="Standard">
      <style:text-properties officeooo:rsid="00144438" officeooo:paragraph-rsid="00210640"/>
    </style:style>
    <style:style style:name="P280" style:family="paragraph" style:parent-style-name="Standard">
      <style:text-properties officeooo:rsid="00144438" officeooo:paragraph-rsid="0025578c"/>
    </style:style>
    <style:style style:name="P281" style:family="paragraph" style:parent-style-name="Standard">
      <style:text-properties officeooo:rsid="00144438" officeooo:paragraph-rsid="0028bd5e"/>
    </style:style>
    <style:style style:name="P282" style:family="paragraph" style:parent-style-name="Standard">
      <style:text-properties officeooo:rsid="00144438" officeooo:paragraph-rsid="002a5c8c"/>
    </style:style>
    <style:style style:name="P283" style:family="paragraph" style:parent-style-name="Standard">
      <style:text-properties officeooo:rsid="00144438" officeooo:paragraph-rsid="002d6d99"/>
    </style:style>
    <style:style style:name="P284" style:family="paragraph" style:parent-style-name="Standard">
      <style:text-properties officeooo:rsid="00144438" officeooo:paragraph-rsid="002fc551"/>
    </style:style>
    <style:style style:name="P285" style:family="paragraph" style:parent-style-name="Standard">
      <style:text-properties officeooo:rsid="00144438" officeooo:paragraph-rsid="0031b2bf"/>
    </style:style>
    <style:style style:name="P286" style:family="paragraph" style:parent-style-name="Standard">
      <style:text-properties officeooo:rsid="00144438" officeooo:paragraph-rsid="0031fb80"/>
    </style:style>
    <style:style style:name="P287" style:family="paragraph" style:parent-style-name="Standard">
      <style:text-properties officeooo:rsid="00144438" officeooo:paragraph-rsid="0036ae72"/>
    </style:style>
    <style:style style:name="P288" style:family="paragraph" style:parent-style-name="Standard">
      <style:text-properties officeooo:rsid="00144438" officeooo:paragraph-rsid="0038c64c"/>
    </style:style>
    <style:style style:name="P289" style:family="paragraph" style:parent-style-name="Standard">
      <style:text-properties officeooo:rsid="00144438" officeooo:paragraph-rsid="003ad31e"/>
    </style:style>
    <style:style style:name="P290" style:family="paragraph" style:parent-style-name="Standard">
      <style:text-properties officeooo:rsid="00144438" officeooo:paragraph-rsid="003d4114"/>
    </style:style>
    <style:style style:name="P291" style:family="paragraph" style:parent-style-name="Standard">
      <style:text-properties officeooo:rsid="00144438" officeooo:paragraph-rsid="003f4537"/>
    </style:style>
    <style:style style:name="P292" style:family="paragraph" style:parent-style-name="Standard">
      <style:text-properties officeooo:rsid="00144438" officeooo:paragraph-rsid="0040f6c5"/>
    </style:style>
    <style:style style:name="P293" style:family="paragraph" style:parent-style-name="Standard">
      <style:text-properties officeooo:rsid="00144438" officeooo:paragraph-rsid="00410bdb"/>
    </style:style>
    <style:style style:name="P294" style:family="paragraph" style:parent-style-name="Standard">
      <style:text-properties officeooo:rsid="00144438" officeooo:paragraph-rsid="00421853"/>
    </style:style>
    <style:style style:name="P295" style:family="paragraph" style:parent-style-name="Standard">
      <style:text-properties officeooo:rsid="00144438" officeooo:paragraph-rsid="0043ddeb"/>
    </style:style>
    <style:style style:name="P296" style:family="paragraph" style:parent-style-name="Standard">
      <style:text-properties officeooo:rsid="00144438" officeooo:paragraph-rsid="004715c9"/>
    </style:style>
    <style:style style:name="P297" style:family="paragraph" style:parent-style-name="Standard">
      <style:text-properties officeooo:rsid="00144438" officeooo:paragraph-rsid="0047809a"/>
    </style:style>
    <style:style style:name="P298" style:family="paragraph" style:parent-style-name="Standard">
      <style:text-properties officeooo:rsid="00144438" officeooo:paragraph-rsid="004cdb56"/>
    </style:style>
    <style:style style:name="P299" style:family="paragraph" style:parent-style-name="Standard">
      <style:text-properties officeooo:rsid="00144438" officeooo:paragraph-rsid="004f88f9"/>
    </style:style>
    <style:style style:name="P300" style:family="paragraph" style:parent-style-name="Standard">
      <style:text-properties officeooo:rsid="00144438" officeooo:paragraph-rsid="00508d17"/>
    </style:style>
    <style:style style:name="P301" style:family="paragraph" style:parent-style-name="Standard">
      <style:text-properties officeooo:rsid="00144438" officeooo:paragraph-rsid="00532fb5"/>
    </style:style>
    <style:style style:name="P302" style:family="paragraph" style:parent-style-name="Standard">
      <style:text-properties officeooo:rsid="00144438" officeooo:paragraph-rsid="005538c6"/>
    </style:style>
    <style:style style:name="P303" style:family="paragraph" style:parent-style-name="Standard">
      <style:text-properties officeooo:paragraph-rsid="0014f2ea"/>
    </style:style>
    <style:style style:name="P304" style:family="paragraph" style:parent-style-name="Standard">
      <style:text-properties officeooo:paragraph-rsid="0017f99f"/>
    </style:style>
    <style:style style:name="P305" style:family="paragraph" style:parent-style-name="Standard">
      <style:text-properties officeooo:paragraph-rsid="0019ee0d"/>
    </style:style>
    <style:style style:name="P306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07" style:family="paragraph" style:parent-style-name="Standard">
      <style:text-properties officeooo:paragraph-rsid="001be3ec"/>
    </style:style>
    <style:style style:name="P308" style:family="paragraph" style:parent-style-name="Standard">
      <style:text-properties officeooo:paragraph-rsid="001f652f"/>
    </style:style>
    <style:style style:name="P309" style:family="paragraph" style:parent-style-name="Standard">
      <style:text-properties officeooo:paragraph-rsid="0020f4d2"/>
    </style:style>
    <style:style style:name="P310" style:family="paragraph" style:parent-style-name="Standard">
      <style:text-properties officeooo:paragraph-rsid="00210640"/>
    </style:style>
    <style:style style:name="P311" style:family="paragraph" style:parent-style-name="Standard">
      <style:text-properties officeooo:paragraph-rsid="0025578c"/>
    </style:style>
    <style:style style:name="P312" style:family="paragraph" style:parent-style-name="Standard">
      <style:text-properties officeooo:paragraph-rsid="0028bd5e"/>
    </style:style>
    <style:style style:name="P313" style:family="paragraph" style:parent-style-name="Standard">
      <style:text-properties officeooo:paragraph-rsid="002a5c8c"/>
    </style:style>
    <style:style style:name="P314" style:family="paragraph" style:parent-style-name="Standard">
      <style:text-properties officeooo:paragraph-rsid="002d6d99"/>
    </style:style>
    <style:style style:name="P315" style:family="paragraph" style:parent-style-name="Standard">
      <style:text-properties officeooo:rsid="002f6984" officeooo:paragraph-rsid="002f6984"/>
    </style:style>
    <style:style style:name="P316" style:family="paragraph" style:parent-style-name="Standard">
      <style:text-properties officeooo:paragraph-rsid="002fc551"/>
    </style:style>
    <style:style style:name="P317" style:family="paragraph" style:parent-style-name="Standard">
      <style:text-properties officeooo:paragraph-rsid="0031b2bf"/>
    </style:style>
    <style:style style:name="P318" style:family="paragraph" style:parent-style-name="Standard">
      <style:text-properties officeooo:paragraph-rsid="0031fb80"/>
    </style:style>
    <style:style style:name="P319" style:family="paragraph" style:parent-style-name="Standard">
      <style:text-properties officeooo:paragraph-rsid="0036ae72"/>
    </style:style>
    <style:style style:name="P320" style:family="paragraph" style:parent-style-name="Standard">
      <style:text-properties officeooo:paragraph-rsid="0038c64c"/>
    </style:style>
    <style:style style:name="P321" style:family="paragraph" style:parent-style-name="Standard">
      <style:text-properties officeooo:paragraph-rsid="003ad31e"/>
    </style:style>
    <style:style style:name="P322" style:family="paragraph" style:parent-style-name="Standard">
      <style:text-properties officeooo:paragraph-rsid="003d4114"/>
    </style:style>
    <style:style style:name="P323" style:family="paragraph" style:parent-style-name="Standard">
      <style:text-properties officeooo:paragraph-rsid="003f4537"/>
    </style:style>
    <style:style style:name="P324" style:family="paragraph" style:parent-style-name="Standard">
      <style:text-properties officeooo:paragraph-rsid="0040f6c5"/>
    </style:style>
    <style:style style:name="P325" style:family="paragraph" style:parent-style-name="Standard">
      <style:text-properties officeooo:paragraph-rsid="00410bdb"/>
    </style:style>
    <style:style style:name="P326" style:family="paragraph" style:parent-style-name="Standard">
      <style:text-properties officeooo:paragraph-rsid="00421853"/>
    </style:style>
    <style:style style:name="P327" style:family="paragraph" style:parent-style-name="Standard">
      <style:text-properties officeooo:paragraph-rsid="0043ddeb"/>
    </style:style>
    <style:style style:name="P328" style:family="paragraph" style:parent-style-name="Standard">
      <style:text-properties officeooo:paragraph-rsid="004715c9"/>
    </style:style>
    <style:style style:name="P329" style:family="paragraph" style:parent-style-name="Standard">
      <style:text-properties officeooo:paragraph-rsid="0047809a"/>
    </style:style>
    <style:style style:name="P330" style:family="paragraph" style:parent-style-name="Standard">
      <style:text-properties officeooo:paragraph-rsid="004cdb56"/>
    </style:style>
    <style:style style:name="P331" style:family="paragraph" style:parent-style-name="Standard">
      <style:text-properties officeooo:paragraph-rsid="004f88f9"/>
    </style:style>
    <style:style style:name="P332" style:family="paragraph" style:parent-style-name="Standard">
      <style:text-properties officeooo:paragraph-rsid="00508d17"/>
    </style:style>
    <style:style style:name="P333" style:family="paragraph" style:parent-style-name="Standard">
      <style:text-properties officeooo:rsid="00508d17" officeooo:paragraph-rsid="00508d17"/>
    </style:style>
    <style:style style:name="P334" style:family="paragraph" style:parent-style-name="Standard">
      <style:text-properties officeooo:rsid="00508d17" officeooo:paragraph-rsid="00532fb5"/>
    </style:style>
    <style:style style:name="P335" style:family="paragraph" style:parent-style-name="Standard">
      <style:text-properties officeooo:rsid="00508d17" officeooo:paragraph-rsid="005538c6"/>
    </style:style>
    <style:style style:name="P336" style:family="paragraph" style:parent-style-name="Standard">
      <style:text-properties officeooo:paragraph-rsid="00532fb5"/>
    </style:style>
    <style:style style:name="P337" style:family="paragraph" style:parent-style-name="Standard">
      <style:text-properties officeooo:paragraph-rsid="005538c6"/>
    </style:style>
    <style:style style:name="P33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39" style:family="paragraph" style:parent-style-name="Heading_20_1">
      <style:paragraph-properties fo:text-align="center" style:justify-single-word="false"/>
    </style:style>
    <style:style style:name="P340" style:family="paragraph" style:parent-style-name="Heading_20_1">
      <style:paragraph-properties fo:text-align="center" style:justify-single-word="false"/>
      <style:text-properties officeooo:paragraph-rsid="00058bb0"/>
    </style:style>
    <style:style style:name="P341" style:family="paragraph" style:parent-style-name="Heading_20_1">
      <style:paragraph-properties fo:text-align="center" style:justify-single-word="false"/>
      <style:text-properties officeooo:paragraph-rsid="0019ee0d"/>
    </style:style>
    <style:style style:name="P342" style:family="paragraph" style:parent-style-name="Heading_20_1">
      <style:paragraph-properties fo:text-align="center" style:justify-single-word="false"/>
      <style:text-properties officeooo:paragraph-rsid="001be3ec"/>
    </style:style>
    <style:style style:name="P343" style:family="paragraph" style:parent-style-name="Heading_20_1">
      <style:paragraph-properties fo:text-align="center" style:justify-single-word="false"/>
      <style:text-properties officeooo:paragraph-rsid="001f652f"/>
    </style:style>
    <style:style style:name="P3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70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71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72" style:family="paragraph" style:parent-style-name="Standard" style:list-style-name="L1">
      <style:text-properties officeooo:rsid="002f6984" officeooo:paragraph-rsid="002f6984"/>
    </style:style>
    <style:style style:name="P373" style:family="paragraph" style:parent-style-name="Standard">
      <style:text-properties officeooo:paragraph-rsid="00421853"/>
    </style:style>
    <style:style style:name="P374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75" style:family="paragraph" style:parent-style-name="Standard">
      <style:text-properties officeooo:paragraph-rsid="00210640"/>
    </style:style>
    <style:style style:name="P376" style:family="paragraph" style:parent-style-name="Standard">
      <style:text-properties officeooo:rsid="005c50c8" officeooo:paragraph-rsid="005c50c8"/>
    </style:style>
    <style:style style:name="P377" style:family="paragraph" style:parent-style-name="Standard">
      <style:text-properties officeooo:rsid="005c50c8" officeooo:paragraph-rsid="005d35be"/>
    </style:style>
    <style:style style:name="P378" style:family="paragraph" style:parent-style-name="Standard">
      <style:text-properties officeooo:paragraph-rsid="005d35be"/>
    </style:style>
    <style:style style:name="P379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380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381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382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383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officeooo:rsid="002a4e68"/>
    </style:style>
    <style:style style:name="T42" style:family="text">
      <style:text-properties officeooo:rsid="002a5c8c"/>
    </style:style>
    <style:style style:name="T43" style:family="text">
      <style:text-properties officeooo:rsid="002c9326"/>
    </style:style>
    <style:style style:name="T44" style:family="text">
      <style:text-properties officeooo:rsid="002d6d99"/>
    </style:style>
    <style:style style:name="T45" style:family="text">
      <style:text-properties officeooo:rsid="002dbb9e"/>
    </style:style>
    <style:style style:name="T46" style:family="text">
      <style:text-properties officeooo:rsid="002fc551"/>
    </style:style>
    <style:style style:name="T47" style:family="text">
      <style:text-properties officeooo:rsid="0031b2bf"/>
    </style:style>
    <style:style style:name="T48" style:family="text">
      <style:text-properties officeooo:rsid="0031fb80"/>
    </style:style>
    <style:style style:name="T49" style:family="text">
      <style:text-properties officeooo:rsid="0032ed09"/>
    </style:style>
    <style:style style:name="T50" style:family="text">
      <style:text-properties officeooo:rsid="0036ae72"/>
    </style:style>
    <style:style style:name="T51" style:family="text">
      <style:text-properties officeooo:rsid="0038c64c"/>
    </style:style>
    <style:style style:name="T52" style:family="text">
      <style:text-properties officeooo:rsid="003ad31e"/>
    </style:style>
    <style:style style:name="T53" style:family="text">
      <style:text-properties officeooo:rsid="003d4114"/>
    </style:style>
    <style:style style:name="T54" style:family="text">
      <style:text-properties officeooo:rsid="003f4537"/>
    </style:style>
    <style:style style:name="T55" style:family="text">
      <style:text-properties officeooo:rsid="00406f12"/>
    </style:style>
    <style:style style:name="T56" style:family="text">
      <style:text-properties officeooo:rsid="0040f6c5"/>
    </style:style>
    <style:style style:name="T57" style:family="text">
      <style:text-properties officeooo:rsid="00410bdb"/>
    </style:style>
    <style:style style:name="T58" style:family="text">
      <style:text-properties officeooo:rsid="00421853"/>
    </style:style>
    <style:style style:name="T59" style:family="text">
      <style:text-properties officeooo:rsid="0043ddeb"/>
    </style:style>
    <style:style style:name="T60" style:family="text">
      <style:text-properties officeooo:rsid="00453937"/>
    </style:style>
    <style:style style:name="T61" style:family="text">
      <style:text-properties officeooo:rsid="004715c9"/>
    </style:style>
    <style:style style:name="T62" style:family="text">
      <style:text-properties officeooo:rsid="0047809a"/>
    </style:style>
    <style:style style:name="T63" style:family="text">
      <style:text-properties officeooo:rsid="00497034"/>
    </style:style>
    <style:style style:name="T64" style:family="text">
      <style:text-properties officeooo:rsid="004ab94a"/>
    </style:style>
    <style:style style:name="T65" style:family="text">
      <style:text-properties officeooo:rsid="004b6a30"/>
    </style:style>
    <style:style style:name="T66" style:family="text">
      <style:text-properties officeooo:rsid="004cdb56"/>
    </style:style>
    <style:style style:name="T67" style:family="text">
      <style:text-properties officeooo:rsid="004de3f3"/>
    </style:style>
    <style:style style:name="T68" style:family="text">
      <style:text-properties officeooo:rsid="004f88f9"/>
    </style:style>
    <style:style style:name="T69" style:family="text">
      <style:text-properties officeooo:rsid="00508d17"/>
    </style:style>
    <style:style style:name="T70" style:family="text">
      <style:text-properties officeooo:rsid="0050a661"/>
    </style:style>
    <style:style style:name="T71" style:family="text">
      <style:text-properties officeooo:rsid="00514245"/>
    </style:style>
    <style:style style:name="T72" style:family="text">
      <style:text-properties officeooo:rsid="00532fb5"/>
    </style:style>
    <style:style style:name="T73" style:family="text">
      <style:text-properties officeooo:rsid="00538e75"/>
    </style:style>
    <style:style style:name="T74" style:family="text">
      <style:text-properties officeooo:rsid="005538c6"/>
    </style:style>
    <style:style style:name="T75" style:family="text">
      <style:text-properties officeooo:rsid="00564692"/>
    </style:style>
    <style:style style:name="T76" style:family="text">
      <style:text-properties officeooo:rsid="005bd345"/>
    </style:style>
    <style:style style:name="T77" style:family="text">
      <style:text-properties officeooo:rsid="005d35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2">Smartphone to Fox communication protocol description</text:p>
      <text:p text:style-name="P1">by White Fossa aka Artyom Vetrov.</text:p>
      <text:p text:style-name="P1">License: AGPLv3+</text:p>
      <text:h text:style-name="P338" text:outline-level="1">Common packet format</text:h>
      <text:p text:style-name="P236">Exchange between smartphone and fox is made via Bluetooth-RFCOMM (i.e. via virtual UART).</text:p>
      <text:p text:style-name="P237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95893671180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3958936736144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395893680782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37"/>
      <text:p text:style-name="P238">Packets with wrong full length (i.e. not from [6-64] range) is discarded immediately.</text:p>
      <text:p text:style-name="P238">CRC32 is re-calculated on the receiving side after packet reception, packets with incorrect CRC is discarded too.</text:p>
      <text:h text:style-name="P340" text:outline-level="1">Payload type</text:h>
      <text:p text:style-name="P239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58936715008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3958936829392">
          <table:table-cell table:style-name="Table2.A2" office:value-type="string">
            <text:p text:style-name="P38">Command to fox</text:p>
          </table:table-cell>
          <table:table-cell table:style-name="Table2.A2" office:value-type="string">
            <text:p text:style-name="P38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8">0x00</text:p>
          </table:table-cell>
        </table:table-row>
        <table:table-row table:style-name="TableLine93958936831712">
          <table:table-cell table:style-name="Table2.A2" office:value-type="string">
            <text:p text:style-name="P38">Response to command</text:p>
          </table:table-cell>
          <table:table-cell table:style-name="Table2.A2" office:value-type="string">
            <text:p text:style-name="P38">Response to the command from smartphone. Can be sent only by the fox and only as a response to command.</text:p>
          </table:table-cell>
          <table:table-cell table:style-name="Table2.C2" office:value-type="string">
            <text:p text:style-name="P38">0x01</text:p>
          </table:table-cell>
        </table:table-row>
        <table:table-row table:style-name="TableLine93958936832528">
          <table:table-cell table:style-name="Table2.A2" office:value-type="string">
            <text:p text:style-name="P38">Event from fox</text:p>
          </table:table-cell>
          <table:table-cell table:style-name="Table2.A2" office:value-type="string">
            <text:p text:style-name="P38">Issued by fox when something is happened. Always issued without <text:s/><text:soft-page-break/>previous command.</text:p>
          </table:table-cell>
          <table:table-cell table:style-name="Table2.C2" office:value-type="string">
            <text:p text:style-name="P38">0x02</text:p>
          </table:table-cell>
        </table:table-row>
      </table:table>
      <text:p text:style-name="P239"/>
      <text:h text:style-name="P339" text:outline-level="1">Profile-independent commands</text:h>
      <text:p text:style-name="P239">This commands affects common, not profile-defined settings of fox (like date and time).</text:p>
      <text:h text:style-name="P370" text:outline-level="2">Set date and time</text:h>
      <text:p text:style-name="P240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3958936814896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3958936868224"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39">0x00</text:p>
          </table:table-cell>
          <table:table-cell table:style-name="Table3.C2" office:value-type="string">
            <text:p text:style-name="P39">Command to fox</text:p>
          </table:table-cell>
        </table:table-row>
        <table:table-row table:style-name="TableLine93958936869984"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9">0x00</text:p>
          </table:table-cell>
          <table:table-cell table:style-name="Table3.C2" office:value-type="string">
            <text:p text:style-name="P39">Set date and time</text:p>
          </table:table-cell>
        </table:table-row>
        <table:table-row table:style-name="TableLine93958936870800"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71">0-99</text:p>
          </table:table-cell>
          <table:table-cell table:style-name="Table3.C2" office:value-type="string">
            <text:p text:style-name="P71">Year of XXI century</text:p>
          </table:table-cell>
        </table:table-row>
        <table:table-row table:style-name="TableLine93958936871664"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71">1-12</text:p>
          </table:table-cell>
          <table:table-cell table:style-name="Table3.C2" office:value-type="string">
            <text:p text:style-name="P71">Month (1 is January)</text:p>
          </table:table-cell>
        </table:table-row>
        <table:table-row table:style-name="TableLine93958936872720">
          <table:table-cell table:style-name="Table3.A2" office:value-type="string">
            <text:p text:style-name="P71">4</text:p>
          </table:table-cell>
          <table:table-cell table:style-name="Table3.A2" office:value-type="string">
            <text:p text:style-name="P71">1-31</text:p>
          </table:table-cell>
          <table:table-cell table:style-name="Table3.C2" office:value-type="string">
            <text:p text:style-name="P71">Day of month</text:p>
          </table:table-cell>
        </table:table-row>
        <table:table-row table:style-name="TableLine93958936873920">
          <table:table-cell table:style-name="Table3.A2" office:value-type="string">
            <text:p text:style-name="P71">5</text:p>
          </table:table-cell>
          <table:table-cell table:style-name="Table3.A2" office:value-type="string">
            <text:p text:style-name="P71">1-7</text:p>
          </table:table-cell>
          <table:table-cell table:style-name="Table3.C2" office:value-type="string">
            <text:p text:style-name="P71">Day of week (1 is Monday)</text:p>
          </table:table-cell>
        </table:table-row>
        <table:table-row table:style-name="TableLine93958936874896">
          <table:table-cell table:style-name="Table3.A2" office:value-type="string">
            <text:p text:style-name="P72">6</text:p>
          </table:table-cell>
          <table:table-cell table:style-name="Table3.A2" office:value-type="string">
            <text:p text:style-name="P72">0-23</text:p>
          </table:table-cell>
          <table:table-cell table:style-name="Table3.C2" office:value-type="string">
            <text:p text:style-name="P72">Hour</text:p>
          </table:table-cell>
        </table:table-row>
        <table:table-row table:style-name="TableLine93958936875872">
          <table:table-cell table:style-name="Table3.A2" office:value-type="string">
            <text:p text:style-name="P72">7</text:p>
          </table:table-cell>
          <table:table-cell table:style-name="Table3.A2" office:value-type="string">
            <text:p text:style-name="P72">0-59</text:p>
          </table:table-cell>
          <table:table-cell table:style-name="Table3.C2" office:value-type="string">
            <text:p text:style-name="P72">Minute</text:p>
          </table:table-cell>
        </table:table-row>
        <table:table-row table:style-name="TableLine93958936876768">
          <table:table-cell table:style-name="Table3.A2" office:value-type="string">
            <text:p text:style-name="P72">8</text:p>
          </table:table-cell>
          <table:table-cell table:style-name="Table3.A2" office:value-type="string">
            <text:p text:style-name="P72">0-59</text:p>
          </table:table-cell>
          <table:table-cell table:style-name="Table3.C2" office:value-type="string">
            <text:p text:style-name="P72">Second</text:p>
          </table:table-cell>
        </table:table-row>
      </table:table>
      <text:p text:style-name="P271">Total payload length: 9 bytes.</text:p>
      <text:p text:style-name="P240"/>
      <text:p text:style-name="P241">Fox will answer:</text:p>
      <table:table table:name="Table4" table:style-name="Table4">
        <table:table-column table:style-name="Table4.A" table:number-columns-repeated="3"/>
        <table:table-row table:style-name="TableLine93958936843696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3958936888608"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73">0x01</text:p>
          </table:table-cell>
          <table:table-cell table:style-name="Table4.C2" office:value-type="string">
            <text:p text:style-name="P73">Response to command</text:p>
          </table:table-cell>
        </table:table-row>
        <table:table-row table:style-name="TableLine93958936890080">
          <table:table-cell table:style-name="Table4.A2" office:value-type="string">
            <text:p text:style-name="P104">1</text:p>
          </table:table-cell>
          <table:table-cell table:style-name="Table4.A2" office:value-type="string">
            <text:p text:style-name="P104">0x00</text:p>
          </table:table-cell>
          <table:table-cell table:style-name="Table4.C2" office:value-type="string">
            <text:p text:style-name="P104">Set date and time</text:p>
          </table:table-cell>
        </table:table-row>
        <table:table-row table:style-name="TableLine93958936890896">
          <table:table-cell table:style-name="Table4.A2" office:value-type="string">
            <text:p text:style-name="P104">2</text:p>
          </table:table-cell>
          <table:table-cell table:style-name="Table4.A2" office:value-type="string">
            <text:p text:style-name="P73">0x00 or 0payloadx01</text:p>
          </table:table-cell>
          <table:table-cell table:style-name="Table4.C2" office:value-type="string">
            <text:p text:style-name="P74">Is successful?</text:p>
            <text:p text:style-name="P74">0x00 if successful,</text:p>
            <text:p text:style-name="P74">0x01 if not (for example <text:span text:style-name="T6">if time is incorrect</text:span>).</text:p>
          </table:table-cell>
        </table:table-row>
      </table:table>
      <text:p text:style-name="P273"/>
      <text:h text:style-name="P339" text:outline-level="1">Set fox name</text:h>
      <text:p text:style-name="P274">Issue this command to set fox name. <text:span text:style-name="T1">Note, that setting name also update the bluetooth device name, so it is possible that new pairing will be required.</text:span></text:p>
      <text:p text:style-name="P306"/>
      <text:p text:style-name="P274">Payload format:</text:p>
      <table:table table:name="Таблица1" table:style-name="Таблица1">
        <table:table-column table:style-name="Таблица1.A" table:number-columns-repeated="3"/>
        <table:table-row table:style-name="TableLine93958936880112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3958936910064">
          <table:table-cell table:style-name="Таблица1.A2" office:value-type="string">
            <text:p text:style-name="P41">0</text:p>
          </table:table-cell>
          <table:table-cell table:style-name="Таблица1.A2" office:value-type="string">
            <text:p text:style-name="P41">0x00</text:p>
          </table:table-cell>
          <table:table-cell table:style-name="Таблица1.C2" office:value-type="string">
            <text:p text:style-name="P41">Command to fox</text:p>
          </table:table-cell>
        </table:table-row>
        <table:table-row table:style-name="TableLine93958936911568">
          <table:table-cell table:style-name="Таблица1.A2" office:value-type="string">
            <text:p text:style-name="P41">1</text:p>
          </table:table-cell>
          <table:table-cell table:style-name="Таблица1.A2" office:value-type="string">
            <text:p text:style-name="P41">0x0<text:span text:style-name="T8">1</text:span></text:p>
          </table:table-cell>
          <table:table-cell table:style-name="Таблица1.C2" office:value-type="string">
            <text:p text:style-name="P133">Set fox name</text:p>
          </table:table-cell>
        </table:table-row>
        <table:table-row table:style-name="TableLine93958936912384">
          <table:table-cell table:style-name="Таблица1.A2" office:value-type="string">
            <text:p text:style-name="P133">2</text:p>
          </table:table-cell>
          <table:table-cell table:style-name="Таблица1.A2" office:value-type="string">
            <text:p text:style-name="P133">1-32</text:p>
          </table:table-cell>
          <table:table-cell table:style-name="Таблица1.C2" office:value-type="string">
            <text:p text:style-name="P133">Name length</text:p>
          </table:table-cell>
        </table:table-row>
        <table:table-row table:style-name="TableLine93958936913248">
          <table:table-cell table:style-name="Таблица1.A2" office:value-type="string">
            <text:p text:style-name="P133">3-35</text:p>
          </table:table-cell>
          <table:table-cell table:style-name="Таблица1.A2" office:value-type="string">
            <text:p text:style-name="P133">Name bytes</text:p>
          </table:table-cell>
          <table:table-cell table:style-name="Таблица1.C2" office:value-type="string">
            <text:p text:style-name="P133">Fox name (without null termination)</text:p>
          </table:table-cell>
        </table:table-row>
      </table:table>
      <text:p text:style-name="P303">payload</text:p>
      <text:p text:style-name="P242">Fox will answer:</text:p>
      <table:table table:name="Таблица2" table:style-name="Таблица2">
        <table:table-column table:style-name="Таблица2.A" table:number-columns-repeated="3"/>
        <table:table-row table:style-name="TableLine93958936896688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3958936928480">
          <table:table-cell table:style-name="Таблица2.A2" office:value-type="string">
            <text:p text:style-name="P42">0</text:p>
          </table:table-cell>
          <table:table-cell table:style-name="Таблица2.A2" office:value-type="string">
            <text:p text:style-name="P75">0x01</text:p>
          </table:table-cell>
          <table:table-cell table:style-name="Таблица2.C2" office:value-type="string">
            <text:p text:style-name="P75">Response to command</text:p>
          </table:table-cell>
        </table:table-row>
        <table:table-row table:style-name="TableLine93958936930048">
          <table:table-cell table:style-name="Таблица2.A2" office:value-type="string">
            <text:p text:style-name="P105">1</text:p>
          </table:table-cell>
          <table:table-cell table:style-name="Таблица2.A2" office:value-type="string">
            <text:p text:style-name="P105">0x0<text:span text:style-name="T9">1</text:span></text:p>
          </table:table-cell>
          <table:table-cell table:style-name="Таблица2.C2" office:value-type="string">
            <text:p text:style-name="P137">Set fox name</text:p>
          </table:table-cell>
        </table:table-row>
        <table:table-row table:style-name="TableLine93958936930864">
          <table:table-cell table:style-name="Таблица2.A2" office:value-type="string">
            <text:p text:style-name="P105">2</text:p>
          </table:table-cell>
          <table:table-cell table:style-name="Таблица2.A2" office:value-type="string">
            <text:p text:style-name="P75">0x00 or 0x01</text:p>
          </table:table-cell>
          <table:table-cell table:style-name="Таблица2.C2" office:value-type="string">
            <text:p text:style-name="P75">Is successful?</text:p>
            <text:p text:style-name="P75">0x00 if successful,</text:p>
            <text:p text:style-name="P75">0x01 if not (for example <text:span text:style-name="T6">if </text:span><text:span text:style-name="T9">name is too long</text:span>).</text:p>
          </table:table-cell>
        </table:table-row>
      </table:table>
      <text:p text:style-name="P304"/>
      <text:h text:style-name="P341" text:outline-level="1"><text:span text:style-name="T11">Get</text:span> fox name</text:h>
      <text:p text:style-name="P275">Issue this command to <text:span text:style-name="T10">g</text:span>et fox name.</text:p>
      <text:p text:style-name="P275"/>
      <text:p text:style-name="P275">Payload format:</text:p>
      <table:table table:name="Table5" table:style-name="Table5">
        <table:table-column table:style-name="Table5.A" table:number-columns-repeated="3"/>
        <table:table-row table:style-name="TableLine93958936916464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3958936944992">
          <table:table-cell table:style-name="Table5.A2" office:value-type="string">
            <text:p text:style-name="P43">0</text:p>
          </table:table-cell>
          <table:table-cell table:style-name="Table5.A2" office:value-type="string">
            <text:p text:style-name="P43">0x00</text:p>
          </table:table-cell>
          <table:table-cell table:style-name="Table5.C2" office:value-type="string">
            <text:p text:style-name="P43">Command to fox</text:p>
          </table:table-cell>
        </table:table-row>
        <table:table-row table:style-name="TableLine93958936946560">
          <table:table-cell table:style-name="Table5.A2" office:value-type="string">
            <text:p text:style-name="P43">1</text:p>
          </table:table-cell>
          <table:table-cell table:style-name="Table5.A2" office:value-type="string">
            <text:p text:style-name="P43">0x0<text:span text:style-name="T10">2</text:span></text:p>
          </table:table-cell>
          <table:table-cell table:style-name="Table5.C2" office:value-type="string">
            <text:p text:style-name="P134"><text:span text:style-name="T10">G</text:span>et fox name</text:p>
          </table:table-cell>
        </table:table-row>
      </table:table>
      <text:p text:style-name="P305"/>
      <text:p text:style-name="P243">Fox will answer:</text:p>
      <table:table table:name="Table6" table:style-name="Table6">
        <table:table-column table:style-name="Table6.A" table:number-columns-repeated="3"/>
        <table:table-row table:style-name="TableLine93958936936400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3958936962288">
          <table:table-cell table:style-name="Table6.A2" office:value-type="string">
            <text:p text:style-name="P43">0</text:p>
          </table:table-cell>
          <table:table-cell table:style-name="Table6.A2" office:value-type="string">
            <text:p text:style-name="P76">0x01</text:p>
          </table:table-cell>
          <table:table-cell table:style-name="Table6.C2" office:value-type="string">
            <text:p text:style-name="P76">Response to command</text:p>
          </table:table-cell>
        </table:table-row>
        <table:table-row table:style-name="TableLine93958936963792">
          <table:table-cell table:style-name="Table6.A2" office:value-type="string">
            <text:p text:style-name="P106">1</text:p>
          </table:table-cell>
          <table:table-cell table:style-name="Table6.A2" office:value-type="string">
            <text:p text:style-name="P106">0x0<text:span text:style-name="T14">2</text:span></text:p>
          </table:table-cell>
          <table:table-cell table:style-name="Table6.C2" office:value-type="string">
            <text:p text:style-name="P138"><text:span text:style-name="T14">G</text:span>et fox name</text:p>
          </table:table-cell>
        </table:table-row>
        <table:table-row table:style-name="TableLine93958936964608">
          <table:table-cell table:style-name="Table6.A2" office:value-type="string">
            <text:p text:style-name="P106">2</text:p>
          </table:table-cell>
          <table:table-cell table:style-name="Table6.A2" office:value-type="string">
            <text:p text:style-name="P140">1-32</text:p>
          </table:table-cell>
          <table:table-cell table:style-name="Table6.C2" office:value-type="string">
            <text:p text:style-name="P140">Fox name length</text:p>
          </table:table-cell>
        </table:table-row>
        <table:table-row table:style-name="TableLine93958936965472">
          <table:table-cell table:style-name="Table6.A2" office:value-type="string">
            <text:p text:style-name="P142">3-35</text:p>
          </table:table-cell>
          <table:table-cell table:style-name="Table6.A2" office:value-type="string">
            <text:p text:style-name="P142">Name bytes</text:p>
          </table:table-cell>
          <table:table-cell table:style-name="Table6.C2" office:value-type="string">
            <text:p text:style-name="P135">Fox name (without null termination)</text:p>
          </table:table-cell>
        </table:table-row>
      </table:table>
      <text:p text:style-name="P305"/>
      <text:h text:style-name="P342" text:outline-level="1"><text:span text:style-name="T11">Get</text:span> <text:span text:style-name="T12">profiles count</text:span></text:h>
      <text:p text:style-name="P276">Issue this command to <text:span text:style-name="T10">g</text:span>et <text:span text:style-name="T15">count of profiles inside a fox</text:span>.</text:p>
      <text:p text:style-name="P276"/>
      <text:p text:style-name="P276">Payload format:</text:p>
      <table:table table:name="Table7" table:style-name="Table7">
        <table:table-column table:style-name="Table7.A" table:number-columns-repeated="3"/>
        <table:table-row table:style-name="TableLine9395893694974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3958936980512">
          <table:table-cell table:style-name="Table7.A2" office:value-type="string">
            <text:p text:style-name="P44">0</text:p>
          </table:table-cell>
          <table:table-cell table:style-name="Table7.A2" office:value-type="string">
            <text:p text:style-name="P44">0x00</text:p>
          </table:table-cell>
          <table:table-cell table:style-name="Table7.C2" office:value-type="string">
            <text:p text:style-name="P44">Command to fox</text:p>
          </table:table-cell>
        </table:table-row>
        <table:table-row table:style-name="TableLine93958936982016">
          <table:table-cell table:style-name="Table7.A2" office:value-type="string">
            <text:p text:style-name="P44">1</text:p>
          </table:table-cell>
          <table:table-cell table:style-name="Table7.A2" office:value-type="string">
            <text:p text:style-name="P44">0x0<text:span text:style-name="T16">3</text:span></text:p>
          </table:table-cell>
          <table:table-cell table:style-name="Table7.C2" office:value-type="string">
            <text:p text:style-name="P144">Get profiles count</text:p>
          </table:table-cell>
        </table:table-row>
      </table:table>
      <text:p text:style-name="P307"/>
      <text:p text:style-name="P244">Fox will answer:</text:p>
      <table:table table:name="Table8" table:style-name="Table8">
        <table:table-column table:style-name="Table8.A" table:number-columns-repeated="3"/>
        <table:table-row table:style-name="TableLine93958936972336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3958936995200">
          <table:table-cell table:style-name="Table8.A2" office:value-type="string">
            <text:p text:style-name="P44">0</text:p>
          </table:table-cell>
          <table:table-cell table:style-name="Table8.A2" office:value-type="string">
            <text:p text:style-name="P77">0x01</text:p>
          </table:table-cell>
          <table:table-cell table:style-name="Table8.C2" office:value-type="string">
            <text:p text:style-name="P77">Response to command</text:p>
          </table:table-cell>
        </table:table-row>
        <table:table-row table:style-name="TableLine93958936996704">
          <table:table-cell table:style-name="Table8.A2" office:value-type="string">
            <text:p text:style-name="P107">1</text:p>
          </table:table-cell>
          <table:table-cell table:style-name="Table8.A2" office:value-type="string">
            <text:p text:style-name="P107">0x0<text:span text:style-name="T17">3</text:span></text:p>
          </table:table-cell>
          <table:table-cell table:style-name="Table8.C2" office:value-type="string">
            <text:p text:style-name="P145">Get profiles count</text:p>
          </table:table-cell>
        </table:table-row>
        <table:table-row table:style-name="TableLine93958936997520">
          <table:table-cell table:style-name="Table8.A2" office:value-type="string">
            <text:p text:style-name="P107">2</text:p>
          </table:table-cell>
          <table:table-cell table:style-name="Table8.A2" office:value-type="string">
            <text:p text:style-name="P145">1-255</text:p>
          </table:table-cell>
          <table:table-cell table:style-name="Table8.C2" office:value-type="string">
            <text:p text:style-name="P145">Profiles count</text:p>
          </table:table-cell>
        </table:table-row>
      </table:table>
      <text:p text:style-name="P307"/>
      <text:p text:style-name="P307"/>
      <text:h text:style-name="P343" text:outline-level="1"><text:span text:style-name="T11">Get</text:span> <text:span text:style-name="T13">profile</text:span> name</text:h>
      <text:p text:style-name="P277">Issue this command to <text:span text:style-name="T18">given profile</text:span> name.</text:p>
      <text:p text:style-name="P277"/>
      <text:p text:style-name="P277">Payload format:</text:p>
      <table:table table:name="Table9" table:style-name="Table9">
        <table:table-column table:style-name="Table9.A" table:number-columns-repeated="3"/>
        <table:table-row table:style-name="TableLine9395893698520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3958937015776">
          <table:table-cell table:style-name="Table9.A2" office:value-type="string">
            <text:p text:style-name="P45">0</text:p>
          </table:table-cell>
          <table:table-cell table:style-name="Table9.A2" office:value-type="string">
            <text:p text:style-name="P45">0x00</text:p>
          </table:table-cell>
          <table:table-cell table:style-name="Table9.C2" office:value-type="string">
            <text:p text:style-name="P45">Command to fox</text:p>
          </table:table-cell>
        </table:table-row>
        <table:table-row table:style-name="TableLine93958937017280">
          <table:table-cell table:style-name="Table9.A2" office:value-type="string">
            <text:p text:style-name="P45">1</text:p>
          </table:table-cell>
          <table:table-cell table:style-name="Table9.A2" office:value-type="string">
            <text:p text:style-name="P45">0x0<text:span text:style-name="T18">4</text:span></text:p>
          </table:table-cell>
          <table:table-cell table:style-name="Table9.C2" office:value-type="string">
            <text:p text:style-name="P136"><text:span text:style-name="T10">G</text:span>et <text:span text:style-name="T18">profile</text:span> name</text:p>
          </table:table-cell>
        </table:table-row>
        <table:table-row table:style-name="TableLine93958937018096">
          <table:table-cell table:style-name="Table9.A2" office:value-type="string">
            <text:p text:style-name="P146">2</text:p>
          </table:table-cell>
          <table:table-cell table:style-name="Table9.A2" office:value-type="string">
            <text:p text:style-name="P146">0-255</text:p>
          </table:table-cell>
          <table:table-cell table:style-name="Table9.C2" office:value-type="string">
            <text:p text:style-name="P146">Profile ID</text:p>
          </table:table-cell>
        </table:table-row>
      </table:table>
      <text:p text:style-name="P308"/>
      <text:p text:style-name="P245">Fox will answer:</text:p>
      <table:table table:name="Table10" table:style-name="Table10">
        <table:table-column table:style-name="Table10.A" table:number-columns-repeated="3"/>
        <table:table-row table:style-name="TableLine93958937004912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3958937042384">
          <table:table-cell table:style-name="Table10.A2" office:value-type="string">
            <text:p text:style-name="P45">0</text:p>
          </table:table-cell>
          <table:table-cell table:style-name="Table10.A2" office:value-type="string">
            <text:p text:style-name="P78">0x01</text:p>
          </table:table-cell>
          <table:table-cell table:style-name="Table10.C2" office:value-type="string">
            <text:p text:style-name="P78">Response to command</text:p>
          </table:table-cell>
        </table:table-row>
        <table:table-row table:style-name="TableLine93958937043952">
          <table:table-cell table:style-name="Table10.A2" office:value-type="string">
            <text:p text:style-name="P108">1</text:p>
          </table:table-cell>
          <table:table-cell table:style-name="Table10.A2" office:value-type="string">
            <text:p text:style-name="P108">0x0<text:span text:style-name="T18">4</text:span></text:p>
          </table:table-cell>
          <table:table-cell table:style-name="Table10.C2" office:value-type="string">
            <text:p text:style-name="P139"><text:span text:style-name="T14">G</text:span>et <text:span text:style-name="T18">profile name</text:span></text:p>
          </table:table-cell>
        </table:table-row>
        <table:table-row table:style-name="TableLine93958937044768">
          <table:table-cell table:style-name="Table10.A2" office:value-type="string">
            <text:p text:style-name="P146">2</text:p>
          </table:table-cell>
          <table:table-cell table:style-name="Table10.A2" office:value-type="string">
            <text:p text:style-name="P146">0x00 or 0x01</text:p>
          </table:table-cell>
          <table:table-cell table:style-name="Table10.C2" office:value-type="string">
            <text:p text:style-name="P78">Is successful?</text:p>
            <text:p text:style-name="P78">0x00 if successful,</text:p>
            <text:p text:style-name="P78">0x01 if not (<text:span text:style-name="T18">when profile ID is wrong</text:span>).</text:p>
          </table:table-cell>
        </table:table-row>
        <table:table-row table:style-name="TableLine93958937045632">
          <table:table-cell table:style-name="Table10.A2" office:value-type="string">
            <text:p text:style-name="P152">3</text:p>
          </table:table-cell>
          <table:table-cell table:style-name="Table10.A2" office:value-type="string">
            <text:p text:style-name="P152">0-255</text:p>
          </table:table-cell>
          <table:table-cell table:style-name="Table10.C2" office:value-type="string">
            <text:p text:style-name="P152">Profile ID</text:p>
          </table:table-cell>
        </table:table-row>
        <table:table-row table:style-name="TableLine93958937046448">
          <table:table-cell table:style-name="Table10.A2" office:value-type="string">
            <text:p text:style-name="P152">4</text:p>
          </table:table-cell>
          <table:table-cell table:style-name="Table10.A2" office:value-type="string">
            <text:p text:style-name="P146">1-16</text:p>
          </table:table-cell>
          <table:table-cell table:style-name="Table10.C2" office:value-type="string">
            <text:p text:style-name="P141"><text:span text:style-name="T18">Profile</text:span> name length <text:span text:style-name="T18">(have no meaning if not successful)</text:span></text:p>
          </table:table-cell>
        </table:table-row>
        <table:table-row table:style-name="TableLine93958937047488">
          <table:table-cell table:style-name="Table10.A2" office:value-type="string">
            <text:p text:style-name="P143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43">Name bytes</text:p>
          </table:table-cell>
          <table:table-cell table:style-name="Table10.C2" office:value-type="string">
            <text:p text:style-name="P136"><text:span text:style-name="T18">Profile</text:span> name (without null termination)</text:p>
          </table:table-cell>
        </table:table-row>
      </table:table>
      <text:p text:style-name="P308"/>
      <text:h text:style-name="P344" text:outline-level="1">Add new profile</text:h>
      <text:p text:style-name="P278">Issue this command to <text:span text:style-name="T20">add a new profile</text:span>.</text:p>
      <text:p text:style-name="P278"/>
      <text:p text:style-name="P278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3958937049424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3958937061680">
          <table:table-cell table:style-name="Таблица3.A2" office:value-type="string">
            <text:p text:style-name="P46">0</text:p>
          </table:table-cell>
          <table:table-cell table:style-name="Таблица3.A2" office:value-type="string">
            <text:p text:style-name="P46">0x00</text:p>
          </table:table-cell>
          <table:table-cell table:style-name="Таблица3.C2" office:value-type="string">
            <text:p text:style-name="P46">Command to fox</text:p>
          </table:table-cell>
        </table:table-row>
        <table:table-row table:style-name="TableLine93958937063184">
          <table:table-cell table:style-name="Таблица3.A2" office:value-type="string">
            <text:p text:style-name="P46">1</text:p>
          </table:table-cell>
          <table:table-cell table:style-name="Таблица3.A2" office:value-type="string">
            <text:p text:style-name="P46">0x0<text:span text:style-name="T20">5</text:span></text:p>
          </table:table-cell>
          <table:table-cell table:style-name="Таблица3.C2" office:value-type="string">
            <text:p text:style-name="P153">Add profile</text:p>
          </table:table-cell>
        </table:table-row>
      </table:table>
      <text:p text:style-name="P309"/>
      <text:p text:style-name="P246">Fox will answer:</text:p>
      <table:table table:name="Таблица4" table:style-name="Таблица4">
        <table:table-column table:style-name="Таблица4.A" table:number-columns-repeated="3"/>
        <table:table-row table:style-name="TableLine93958937052688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3958937077920">
          <table:table-cell table:style-name="Таблица4.A2" office:value-type="string">
            <text:p text:style-name="P46">0</text:p>
          </table:table-cell>
          <table:table-cell table:style-name="Таблица4.A2" office:value-type="string">
            <text:p text:style-name="P79">0x01</text:p>
          </table:table-cell>
          <table:table-cell table:style-name="Таблица4.C2" office:value-type="string">
            <text:p text:style-name="P79">Response to command</text:p>
          </table:table-cell>
        </table:table-row>
        <table:table-row table:style-name="TableLine93958937079488">
          <table:table-cell table:style-name="Таблица4.A2" office:value-type="string">
            <text:p text:style-name="P109">1</text:p>
          </table:table-cell>
          <table:table-cell table:style-name="Таблица4.A2" office:value-type="string">
            <text:p text:style-name="P109">0x0<text:span text:style-name="T20">5</text:span></text:p>
          </table:table-cell>
          <table:table-cell table:style-name="Таблица4.C2" office:value-type="string">
            <text:p text:style-name="P153">Add profile</text:p>
          </table:table-cell>
        </table:table-row>
        <table:table-row table:style-name="TableLine93958937080304">
          <table:table-cell table:style-name="Таблица4.A2" office:value-type="string">
            <text:p text:style-name="P147">2</text:p>
          </table:table-cell>
          <table:table-cell table:style-name="Таблица4.A2" office:value-type="string">
            <text:p text:style-name="P147">0x00 or 0x01</text:p>
          </table:table-cell>
          <table:table-cell table:style-name="Таблица4.C2" office:value-type="string">
            <text:p text:style-name="P79">Is successful?</text:p>
            <text:p text:style-name="P79">0x00 if successful,</text:p>
            <text:p text:style-name="P79">0x01 if not (<text:span text:style-name="T20">when there is too much profiles</text:span>).</text:p>
          </table:table-cell>
        </table:table-row>
      </table:table>
      <text:p text:style-name="P309"/>
      <text:h text:style-name="P345" text:outline-level="1">Get current profile ID</text:h>
      <text:p text:style-name="P279">Issue this command to <text:span text:style-name="T21">get current profile ID</text:span></text:p>
      <text:p text:style-name="P279"/>
      <text:p text:style-name="P279">Payload format:</text:p>
      <table:table table:name="Table11" table:style-name="Table11">
        <table:table-column table:style-name="Table11.A" table:number-columns-repeated="3"/>
        <table:table-row table:style-name="TableLine93958937066240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3958937094768">
          <table:table-cell table:style-name="Table11.A2" office:value-type="string">
            <text:p text:style-name="P47">0</text:p>
          </table:table-cell>
          <table:table-cell table:style-name="Table11.A2" office:value-type="string">
            <text:p text:style-name="P47">0x00</text:p>
          </table:table-cell>
          <table:table-cell table:style-name="Table11.C2" office:value-type="string">
            <text:p text:style-name="P47">Command to fox</text:p>
          </table:table-cell>
        </table:table-row>
        <table:table-row table:style-name="TableLine93958937096272">
          <table:table-cell table:style-name="Table11.A2" office:value-type="string">
            <text:p text:style-name="P47">1</text:p>
          </table:table-cell>
          <table:table-cell table:style-name="Table11.A2" office:value-type="string">
            <text:p text:style-name="P47">0x0<text:span text:style-name="T22">6</text:span></text:p>
          </table:table-cell>
          <table:table-cell table:style-name="Table11.C2" office:value-type="string">
            <text:p text:style-name="P154">Get current profile ID</text:p>
          </table:table-cell>
        </table:table-row>
      </table:table>
      <text:p text:style-name="P310"/>
      <text:p text:style-name="P247">Fox will answer:</text:p>
      <table:table table:name="Table12" table:style-name="Table12">
        <table:table-column table:style-name="Table12.A" table:number-columns-repeated="3"/>
        <table:table-row table:style-name="TableLine93958937085904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3958937110352">
          <table:table-cell table:style-name="Table12.A2" office:value-type="string">
            <text:p text:style-name="P47">0</text:p>
          </table:table-cell>
          <table:table-cell table:style-name="Table12.A2" office:value-type="string">
            <text:p text:style-name="P80">0x01</text:p>
          </table:table-cell>
          <table:table-cell table:style-name="Table12.C2" office:value-type="string">
            <text:p text:style-name="P80">Response to command</text:p>
          </table:table-cell>
        </table:table-row>
        <table:table-row table:style-name="TableLine93958937111856">
          <table:table-cell table:style-name="Table12.A2" office:value-type="string">
            <text:p text:style-name="P110">1</text:p>
          </table:table-cell>
          <table:table-cell table:style-name="Table12.A2" office:value-type="string">
            <text:p text:style-name="P110">0x0<text:span text:style-name="T23">6</text:span></text:p>
          </table:table-cell>
          <table:table-cell table:style-name="Table12.C2" office:value-type="string">
            <text:p text:style-name="P155">Get current profile ID</text:p>
          </table:table-cell>
        </table:table-row>
        <table:table-row table:style-name="TableLine93958937112672">
          <table:table-cell table:style-name="Table12.A2" office:value-type="string">
            <text:p text:style-name="P148">2</text:p>
          </table:table-cell>
          <table:table-cell table:style-name="Table12.A2" office:value-type="string">
            <text:p text:style-name="P148">0-<text:span text:style-name="T23">255</text:span></text:p>
          </table:table-cell>
          <table:table-cell table:style-name="Table12.C2" office:value-type="string">
            <text:p text:style-name="P155">Current profile ID</text:p>
          </table:table-cell>
        </table:table-row>
      </table:table>
      <text:p text:style-name="P310"/>
      <text:h text:style-name="P346" text:outline-level="1">Switch to profile</text:h>
      <text:p text:style-name="P280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80"/>
      <text:p text:style-name="P280">Payload format:</text:p>
      <table:table table:name="Table13" table:style-name="Table13">
        <table:table-column table:style-name="Table13.A" table:number-columns-repeated="3"/>
        <table:table-row table:style-name="TableLine93958937099312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3958937130080">
          <table:table-cell table:style-name="Table13.A2" office:value-type="string">
            <text:p text:style-name="P48">0</text:p>
          </table:table-cell>
          <table:table-cell table:style-name="Table13.A2" office:value-type="string">
            <text:p text:style-name="P48">0x00</text:p>
          </table:table-cell>
          <table:table-cell table:style-name="Table13.C2" office:value-type="string">
            <text:p text:style-name="P48">Command to fox</text:p>
          </table:table-cell>
        </table:table-row>
        <table:table-row table:style-name="TableLine93958937131584">
          <table:table-cell table:style-name="Table13.A2" office:value-type="string">
            <text:p text:style-name="P48">1</text:p>
          </table:table-cell>
          <table:table-cell table:style-name="Table13.A2" office:value-type="string">
            <text:p text:style-name="P48">0x0<text:span text:style-name="T24">7</text:span></text:p>
          </table:table-cell>
          <table:table-cell table:style-name="Table13.C2" office:value-type="string">
            <text:p text:style-name="P156">Switch to profile</text:p>
          </table:table-cell>
        </table:table-row>
        <table:table-row table:style-name="TableLine93958937132400">
          <table:table-cell table:style-name="Table13.A2" office:value-type="string">
            <text:p text:style-name="P156">2</text:p>
          </table:table-cell>
          <table:table-cell table:style-name="Table13.A2" office:value-type="string">
            <text:p text:style-name="P156">0-255</text:p>
          </table:table-cell>
          <table:table-cell table:style-name="Table13.C2" office:value-type="string">
            <text:p text:style-name="P156">Profile ID to switch</text:p>
          </table:table-cell>
        </table:table-row>
      </table:table>
      <text:p text:style-name="P311"><text:soft-page-break/></text:p>
      <text:p text:style-name="P248">Fox will answer:</text:p>
      <table:table table:name="Table14" table:style-name="Table14">
        <table:table-column table:style-name="Table14.A" table:number-columns-repeated="3"/>
        <table:table-row table:style-name="TableLine93958937119760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3958937146560">
          <table:table-cell table:style-name="Table14.A2" office:value-type="string">
            <text:p text:style-name="P46">0</text:p>
          </table:table-cell>
          <table:table-cell table:style-name="Table14.A2" office:value-type="string">
            <text:p text:style-name="P79">0x01</text:p>
          </table:table-cell>
          <table:table-cell table:style-name="Table14.C2" office:value-type="string">
            <text:p text:style-name="P79">Response to command</text:p>
          </table:table-cell>
        </table:table-row>
        <table:table-row table:style-name="TableLine93958937148064">
          <table:table-cell table:style-name="Table14.A2" office:value-type="string">
            <text:p text:style-name="P109">1</text:p>
          </table:table-cell>
          <table:table-cell table:style-name="Table14.A2" office:value-type="string">
            <text:p text:style-name="P109">0x0<text:span text:style-name="T25">7</text:span></text:p>
          </table:table-cell>
          <table:table-cell table:style-name="Table14.C2" office:value-type="string">
            <text:p text:style-name="P158">Switch to profile</text:p>
          </table:table-cell>
        </table:table-row>
        <table:table-row table:style-name="TableLine93958937148880">
          <table:table-cell table:style-name="Table14.A2" office:value-type="string">
            <text:p text:style-name="P147">2</text:p>
          </table:table-cell>
          <table:table-cell table:style-name="Table14.A2" office:value-type="string">
            <text:p text:style-name="P147">0x00 or 0x01</text:p>
          </table:table-cell>
          <table:table-cell table:style-name="Table14.C2" office:value-type="string">
            <text:p text:style-name="P79">Is successful?</text:p>
            <text:p text:style-name="P79">0x00 if successful,</text:p>
            <text:p text:style-name="P79">0x01 if not (<text:span text:style-name="T26">when profile ID is incorrect</text:span>).</text:p>
          </table:table-cell>
        </table:table-row>
      </table:table>
      <text:p text:style-name="P311"/>
      <text:h text:style-name="P347" text:outline-level="1">Set profile name</text:h>
      <text:p text:style-name="P281">Issue this command to <text:span text:style-name="T29">set current profile name.</text:span></text:p>
      <text:p text:style-name="P281"/>
      <text:p text:style-name="P281">Payload format:</text:p>
      <table:table table:name="Table15" table:style-name="Table15">
        <table:table-column table:style-name="Table15.A" table:number-columns-repeated="3"/>
        <table:table-row table:style-name="TableLine9395893713531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3958937168016">
          <table:table-cell table:style-name="Table15.A2" office:value-type="string">
            <text:p text:style-name="P49">0</text:p>
          </table:table-cell>
          <table:table-cell table:style-name="Table15.A2" office:value-type="string">
            <text:p text:style-name="P49">0x00</text:p>
          </table:table-cell>
          <table:table-cell table:style-name="Table15.C2" office:value-type="string">
            <text:p text:style-name="P49">Command to fox</text:p>
          </table:table-cell>
        </table:table-row>
        <table:table-row table:style-name="TableLine93958937169520">
          <table:table-cell table:style-name="Table15.A2" office:value-type="string">
            <text:p text:style-name="P49">1</text:p>
          </table:table-cell>
          <table:table-cell table:style-name="Table15.A2" office:value-type="string">
            <text:p text:style-name="P49">0x0<text:span text:style-name="T27">8</text:span></text:p>
          </table:table-cell>
          <table:table-cell table:style-name="Table15.C2" office:value-type="string">
            <text:p text:style-name="P159">Set profile name</text:p>
          </table:table-cell>
        </table:table-row>
        <table:table-row table:style-name="TableLine93958937170336">
          <table:table-cell table:style-name="Table15.A2" office:value-type="string">
            <text:p text:style-name="P157">2</text:p>
          </table:table-cell>
          <table:table-cell table:style-name="Table15.A2" office:value-type="string">
            <text:p text:style-name="P159">1-16</text:p>
          </table:table-cell>
          <table:table-cell table:style-name="Table15.C2" office:value-type="string">
            <text:p text:style-name="P159">Profile name length</text:p>
          </table:table-cell>
        </table:table-row>
        <table:table-row table:style-name="TableLine93958937171200">
          <table:table-cell table:style-name="Table15.A2" office:value-type="string">
            <text:p text:style-name="P159">3-18</text:p>
          </table:table-cell>
          <table:table-cell table:style-name="Table15.A2" office:value-type="string">
            <text:p text:style-name="P159">Name bytes</text:p>
          </table:table-cell>
          <table:table-cell table:style-name="Table15.C2" office:value-type="string">
            <text:p text:style-name="P159">Profile name</text:p>
          </table:table-cell>
        </table:table-row>
      </table:table>
      <text:p text:style-name="P312"/>
      <text:p text:style-name="P249">Fox will answer:</text:p>
      <table:table table:name="Table16" table:style-name="Table16">
        <table:table-column table:style-name="Table16.A" table:number-columns-repeated="3"/>
        <table:table-row table:style-name="TableLine93958937154688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3958937185664">
          <table:table-cell table:style-name="Table16.A2" office:value-type="string">
            <text:p text:style-name="P49">0</text:p>
          </table:table-cell>
          <table:table-cell table:style-name="Table16.A2" office:value-type="string">
            <text:p text:style-name="P81">0x01</text:p>
          </table:table-cell>
          <table:table-cell table:style-name="Table16.C2" office:value-type="string">
            <text:p text:style-name="P81">Response to command</text:p>
          </table:table-cell>
        </table:table-row>
        <table:table-row table:style-name="TableLine93958937187232">
          <table:table-cell table:style-name="Table16.A2" office:value-type="string">
            <text:p text:style-name="P111">1</text:p>
          </table:table-cell>
          <table:table-cell table:style-name="Table16.A2" office:value-type="string">
            <text:p text:style-name="P111">0x0<text:span text:style-name="T41">8</text:span></text:p>
          </table:table-cell>
          <table:table-cell table:style-name="Table16.C2" office:value-type="string">
            <text:p text:style-name="P160">Set profile name</text:p>
          </table:table-cell>
        </table:table-row>
        <table:table-row table:style-name="TableLine93958937188048">
          <table:table-cell table:style-name="Table16.A2" office:value-type="string">
            <text:p text:style-name="P149">2</text:p>
          </table:table-cell>
          <table:table-cell table:style-name="Table16.A2" office:value-type="string">
            <text:p text:style-name="P149">0x00 or 0x01</text:p>
          </table:table-cell>
          <table:table-cell table:style-name="Table16.C2" office:value-type="string">
            <text:p text:style-name="P81">Is successful?</text:p>
            <text:p text:style-name="P81">0x00 if successful,</text:p>
            <text:p text:style-name="P81">0x01 if not (<text:span text:style-name="T41">if name length is incorrect</text:span>).</text:p>
          </table:table-cell>
        </table:table-row>
      </table:table>
      <text:p text:style-name="P312"/>
      <text:h text:style-name="P348" text:outline-level="1">Get frequency</text:h>
      <text:p text:style-name="P282">Issue this command to <text:span text:style-name="T30">get fox frequency</text:span></text:p>
      <text:p text:style-name="P282"/>
      <text:p text:style-name="P282">Payload format:</text:p>
      <table:table table:name="Table17" table:style-name="Table17">
        <table:table-column table:style-name="Table17.A" table:number-columns-repeated="3"/>
        <table:table-row table:style-name="TableLine93958937174416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3958937202640">
          <table:table-cell table:style-name="Table17.A2" office:value-type="string">
            <text:p text:style-name="P50">0</text:p>
          </table:table-cell>
          <table:table-cell table:style-name="Table17.A2" office:value-type="string">
            <text:p text:style-name="P50">0x00</text:p>
          </table:table-cell>
          <table:table-cell table:style-name="Table17.C2" office:value-type="string">
            <text:p text:style-name="P50">Command to fox</text:p>
          </table:table-cell>
        </table:table-row>
        <table:table-row table:style-name="TableLine93958937204144">
          <table:table-cell table:style-name="Table17.A2" office:value-type="string">
            <text:p text:style-name="P50">1</text:p>
          </table:table-cell>
          <table:table-cell table:style-name="Table17.A2" office:value-type="string">
            <text:p text:style-name="P50">0x0<text:span text:style-name="T42">9</text:span></text:p>
          </table:table-cell>
          <table:table-cell table:style-name="Table17.C2" office:value-type="string">
            <text:p text:style-name="P161">Get frequency</text:p>
          </table:table-cell>
        </table:table-row>
      </table:table>
      <text:p text:style-name="P313"/>
      <text:p text:style-name="P250"><text:soft-page-break/>Fox will answer:</text:p>
      <table:table table:name="Table18" table:style-name="Table18">
        <table:table-column table:style-name="Table18.A" table:number-columns-repeated="3"/>
        <table:table-row table:style-name="TableLine9395893719393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3958937228944">
          <table:table-cell table:style-name="Table18.A2" office:value-type="string">
            <text:p text:style-name="P50">0</text:p>
          </table:table-cell>
          <table:table-cell table:style-name="Table18.A2" office:value-type="string">
            <text:p text:style-name="P82">0x01</text:p>
          </table:table-cell>
          <table:table-cell table:style-name="Table18.C2" office:value-type="string">
            <text:p text:style-name="P82">Response to command</text:p>
          </table:table-cell>
        </table:table-row>
        <table:table-row table:style-name="TableLine93958937230448">
          <table:table-cell table:style-name="Table18.A2" office:value-type="string">
            <text:p text:style-name="P112">1</text:p>
          </table:table-cell>
          <table:table-cell table:style-name="Table18.A2" office:value-type="string">
            <text:p text:style-name="P112">0x0<text:span text:style-name="T42">9</text:span></text:p>
          </table:table-cell>
          <table:table-cell table:style-name="Table18.C2" office:value-type="string">
            <text:p text:style-name="P161">Get frequency</text:p>
          </table:table-cell>
        </table:table-row>
        <table:table-row table:style-name="TableLine93958937231264">
          <table:table-cell table:style-name="Table18.A2" office:value-type="string">
            <text:p text:style-name="P150">2</text:p>
          </table:table-cell>
          <table:table-cell table:style-name="Table18.A2" office:value-type="string">
            <text:p text:style-name="P150">0x00 or 0x01</text:p>
          </table:table-cell>
          <table:table-cell table:style-name="Table18.C2" office:value-type="string">
            <text:p text:style-name="P161">Is 144MHz?</text:p>
            <text:p text:style-name="P161">If 0x00 then fox in 3.5MHz range (80m), if 0x01 – then in 144MHz range (2m)</text:p>
          </table:table-cell>
        </table:table-row>
        <table:table-row table:style-name="TableLine93958937232128">
          <table:table-cell table:style-name="Table18.A2" office:value-type="string">
            <text:p text:style-name="P164">3-6</text:p>
          </table:table-cell>
          <table:table-cell table:style-name="Table18.A2" office:value-type="string">
            <text:p text:style-name="P164">uint32_t with frequency, <text:span text:style-name="T43">least</text:span> significant byte first</text:p>
          </table:table-cell>
          <table:table-cell table:style-name="Table18.C2" office:value-type="string">
            <text:p text:style-name="P164">Fox frequency in Hz</text:p>
          </table:table-cell>
        </table:table-row>
      </table:table>
      <text:p text:style-name="P313"/>
      <text:h text:style-name="P349" text:outline-level="1"><text:span text:style-name="T44">Set</text:span> frequency</text:h>
      <text:p text:style-name="P283">Issue this command to <text:span text:style-name="T31">set</text:span><text:span text:style-name="T30"> fox frequency.</text:span></text:p>
      <text:p text:style-name="P315"><text:span text:style-name="T30">A</text:span><text:span text:style-name="T28">llowed frequency ranges:</text:span></text:p>
      <text:list xml:id="list140683917" text:style-name="L1">
        <text:list-item>
          <text:p text:style-name="P371">3500000 – 3650000 Hz for 3.5MHz range</text:p>
        </text:list-item>
        <text:list-item>
          <text:p text:style-name="P372"><text:span text:style-name="T32">1</text:span><text:span text:style-name="T28">44000000 – 146000000 Hz for 144MHz range</text:span></text:p>
        </text:list-item>
      </text:list>
      <text:p text:style-name="P283"/>
      <text:p text:style-name="P283">Payload format:</text:p>
      <table:table table:name="Table19" table:style-name="Table19">
        <table:table-column table:style-name="Table19.A" table:number-columns-repeated="3"/>
        <table:table-row table:style-name="TableLine93958937021008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3958937274320">
          <table:table-cell table:style-name="Table19.A2" office:value-type="string">
            <text:p text:style-name="P51">0</text:p>
          </table:table-cell>
          <table:table-cell table:style-name="Table19.A2" office:value-type="string">
            <text:p text:style-name="P51">0x00</text:p>
          </table:table-cell>
          <table:table-cell table:style-name="Table19.C2" office:value-type="string">
            <text:p text:style-name="P51">Command to fox</text:p>
          </table:table-cell>
        </table:table-row>
        <table:table-row table:style-name="TableLine93958937275824">
          <table:table-cell table:style-name="Table19.A2" office:value-type="string">
            <text:p text:style-name="P51">1</text:p>
          </table:table-cell>
          <table:table-cell table:style-name="Table19.A2" office:value-type="string">
            <text:p text:style-name="P51">0x0<text:span text:style-name="T45">A</text:span></text:p>
          </table:table-cell>
          <table:table-cell table:style-name="Table19.C2" office:value-type="string">
            <text:p text:style-name="P162"><text:span text:style-name="T45">S</text:span>et frequency</text:p>
          </table:table-cell>
        </table:table-row>
        <table:table-row table:style-name="TableLine93958937276640">
          <table:table-cell table:style-name="Table19.A2" office:value-type="string">
            <text:p text:style-name="P166">2</text:p>
          </table:table-cell>
          <table:table-cell table:style-name="Table19.A2" office:value-type="string">
            <text:p text:style-name="P166">0x00 or 0x01</text:p>
          </table:table-cell>
          <table:table-cell table:style-name="Table19.C2" office:value-type="string">
            <text:p text:style-name="P163">Is 144MHz?</text:p>
            <text:p text:style-name="P163">If 0x00 then fox in 3.5MHz range (80m), if 0x01 – then in 144MHz range (2m)</text:p>
          </table:table-cell>
        </table:table-row>
        <table:table-row table:style-name="TableLine93958937277504">
          <table:table-cell table:style-name="Table19.A2" office:value-type="string">
            <text:p text:style-name="P166">3-6</text:p>
          </table:table-cell>
          <table:table-cell table:style-name="Table19.A2" office:value-type="string">
            <text:p text:style-name="P165">uint32_t with frequency, <text:span text:style-name="T43">least</text:span> significant byte first</text:p>
          </table:table-cell>
          <table:table-cell table:style-name="Table19.C2" office:value-type="string">
            <text:p text:style-name="P165">Fox frequency in Hz</text:p>
          </table:table-cell>
        </table:table-row>
      </table:table>
      <text:p text:style-name="P314"/>
      <text:p text:style-name="P251">Fox will answer:</text:p>
      <table:table table:name="Table20" table:style-name="Table20">
        <table:table-column table:style-name="Table20.A" table:number-columns-repeated="3"/>
        <table:table-row table:style-name="TableLine93958937259552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3958937292784">
          <table:table-cell table:style-name="Table20.A2" office:value-type="string">
            <text:p text:style-name="P51">0</text:p>
          </table:table-cell>
          <table:table-cell table:style-name="Table20.A2" office:value-type="string">
            <text:p text:style-name="P83">0x01</text:p>
          </table:table-cell>
          <table:table-cell table:style-name="Table20.C2" office:value-type="string">
            <text:p text:style-name="P83">Response to command</text:p>
          </table:table-cell>
        </table:table-row>
        <table:table-row table:style-name="TableLine93958937294352">
          <table:table-cell table:style-name="Table20.A2" office:value-type="string">
            <text:p text:style-name="P113">1</text:p>
          </table:table-cell>
          <table:table-cell table:style-name="Table20.A2" office:value-type="string">
            <text:p text:style-name="P113">0x0<text:span text:style-name="T45">A</text:span></text:p>
          </table:table-cell>
          <table:table-cell table:style-name="Table20.C2" office:value-type="string">
            <text:p text:style-name="P162"><text:span text:style-name="T45">S</text:span>et frequency</text:p>
          </table:table-cell>
        </table:table-row>
        <table:table-row table:style-name="TableLine93958937295168">
          <table:table-cell table:style-name="Table20.A2" office:value-type="string">
            <text:p text:style-name="P166">2</text:p>
          </table:table-cell>
          <table:table-cell table:style-name="Table20.A2" office:value-type="string">
            <text:p text:style-name="P151">0x00 or 0x01</text:p>
          </table:table-cell>
          <table:table-cell table:style-name="Table20.C2" office:value-type="string">
            <text:p text:style-name="P84">Is successful?</text:p>
            <text:p text:style-name="P84">0x00 if successful,</text:p>
            <text:p text:style-name="P84">0x01 if not (<text:span text:style-name="T41">if </text:span><text:span text:style-name="T45">frequency outside allowed ranges</text:span>).</text:p>
          </table:table-cell>
        </table:table-row>
      </table:table>
      <text:p text:style-name="P314"/>
      <text:h text:style-name="P350" text:outline-level="1"><text:soft-page-break/>Get code</text:h>
      <text:p text:style-name="P284">Issue this command to <text:span text:style-name="T33">get fox code</text:span><text:span text:style-name="T30">.</text:span></text:p>
      <text:p text:style-name="P284"/>
      <text:p text:style-name="P284">Payload format:</text:p>
      <table:table table:name="Table21" table:style-name="Table21">
        <table:table-column table:style-name="Table21.A" table:number-columns-repeated="3"/>
        <table:table-row table:style-name="TableLine93958937301056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3958937311024">
          <table:table-cell table:style-name="Table21.A2" office:value-type="string">
            <text:p text:style-name="P52">0</text:p>
          </table:table-cell>
          <table:table-cell table:style-name="Table21.A2" office:value-type="string">
            <text:p text:style-name="P52">0x00</text:p>
          </table:table-cell>
          <table:table-cell table:style-name="Table21.C2" office:value-type="string">
            <text:p text:style-name="P52">Command to fox</text:p>
          </table:table-cell>
        </table:table-row>
        <table:table-row table:style-name="TableLine93958937312528">
          <table:table-cell table:style-name="Table21.A2" office:value-type="string">
            <text:p text:style-name="P52">1</text:p>
          </table:table-cell>
          <table:table-cell table:style-name="Table21.A2" office:value-type="string">
            <text:p text:style-name="P52">0x0<text:span text:style-name="T46">B</text:span></text:p>
          </table:table-cell>
          <table:table-cell table:style-name="Table21.C2" office:value-type="string">
            <text:p text:style-name="P185">Get fox code</text:p>
          </table:table-cell>
        </table:table-row>
      </table:table>
      <text:p text:style-name="P316"/>
      <text:p text:style-name="P252">Fox will answer:</text:p>
      <table:table table:name="Table22" table:style-name="Table22">
        <table:table-column table:style-name="Table22.A" table:number-columns-repeated="3"/>
        <table:table-row table:style-name="TableLine93958937302608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3958937328112">
          <table:table-cell table:style-name="Table22.A2" office:value-type="string">
            <text:p text:style-name="P52">0</text:p>
          </table:table-cell>
          <table:table-cell table:style-name="Table22.A2" office:value-type="string">
            <text:p text:style-name="P85">0x01</text:p>
          </table:table-cell>
          <table:table-cell table:style-name="Table22.C2" office:value-type="string">
            <text:p text:style-name="P85">Response to command</text:p>
          </table:table-cell>
        </table:table-row>
        <table:table-row table:style-name="TableLine93958937330576">
          <table:table-cell table:style-name="Table22.A2" office:value-type="string">
            <text:p text:style-name="P114">1</text:p>
          </table:table-cell>
          <table:table-cell table:style-name="Table22.A2" office:value-type="string">
            <text:p text:style-name="P114">0x0<text:span text:style-name="T46">B</text:span></text:p>
          </table:table-cell>
          <table:table-cell table:style-name="Table22.C2" office:value-type="string">
            <text:p text:style-name="P185">Get fox code</text:p>
          </table:table-cell>
        </table:table-row>
        <table:table-row table:style-name="TableLine93958937331392">
          <table:table-cell table:style-name="Table22.A2" office:value-type="string">
            <text:p text:style-name="P167">2</text:p>
          </table:table-cell>
          <table:table-cell table:style-name="Table22.A2" office:value-type="string">
            <text:p text:style-name="P185">0-6</text:p>
          </table:table-cell>
          <table:table-cell table:style-name="Table22.C2" office:value-type="string">
            <text:p text:style-name="P193">Fox code:</text:p>
            <text:p text:style-name="P185">0 – Finish (MO)</text:p>
            <text:p text:style-name="P185">1- Fox #1 (MOE)</text:p>
            <text:p text:style-name="P185">2 – Fox #2 (MOI)</text:p>
            <text:p text:style-name="P185">3 – Fox #3 (MOS)</text:p>
            <text:p text:style-name="P185">4 – Fox #4 (MOH)</text:p>
            <text:p text:style-name="P185">5 – Fox #5 (MO5)</text:p>
            <text:p text:style-name="P185">6 – Beacon (S)</text:p>
          </table:table-cell>
        </table:table-row>
      </table:table>
      <text:p text:style-name="P316"/>
      <text:h text:style-name="P351" text:outline-level="1"><text:span text:style-name="T47">S</text:span>et code</text:h>
      <text:p text:style-name="P285">Issue this command to <text:span text:style-name="T47">s</text:span><text:span text:style-name="T33">et fox code</text:span><text:span text:style-name="T30">.</text:span></text:p>
      <text:p text:style-name="P285"/>
      <text:p text:style-name="P285">Payload format:</text:p>
      <table:table table:name="Table23" table:style-name="Table23">
        <table:table-column table:style-name="Table23.A" table:number-columns-repeated="3"/>
        <table:table-row table:style-name="TableLine93958937315584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3958937352144">
          <table:table-cell table:style-name="Table23.A2" office:value-type="string">
            <text:p text:style-name="P53">0</text:p>
          </table:table-cell>
          <table:table-cell table:style-name="Table23.A2" office:value-type="string">
            <text:p text:style-name="P53">0x00</text:p>
          </table:table-cell>
          <table:table-cell table:style-name="Table23.C2" office:value-type="string">
            <text:p text:style-name="P53">Command to fox</text:p>
          </table:table-cell>
        </table:table-row>
        <table:table-row table:style-name="TableLine93958937354048">
          <table:table-cell table:style-name="Table23.A2" office:value-type="string">
            <text:p text:style-name="P53">1</text:p>
          </table:table-cell>
          <table:table-cell table:style-name="Table23.A2" office:value-type="string">
            <text:p text:style-name="P53">0x0<text:span text:style-name="T47">C</text:span></text:p>
          </table:table-cell>
          <table:table-cell table:style-name="Table23.C2" office:value-type="string">
            <text:p text:style-name="P186"><text:span text:style-name="T47">S</text:span>et fox code</text:p>
          </table:table-cell>
        </table:table-row>
        <table:table-row table:style-name="TableLine93958937354864">
          <table:table-cell table:style-name="Table23.A2" office:value-type="string">
            <text:p text:style-name="P193">2</text:p>
          </table:table-cell>
          <table:table-cell table:style-name="Table23.A2" office:value-type="string">
            <text:p text:style-name="P193">0-6</text:p>
          </table:table-cell>
          <table:table-cell table:style-name="Table23.C2" office:value-type="string">
            <text:p text:style-name="P193">Fox code:</text:p>
            <text:p text:style-name="P186">0 – Finish (MO)</text:p>
            <text:p text:style-name="P186">1- Fox #1 (MOE)</text:p>
            <text:p text:style-name="P186">2 – Fox #2 (MOI)</text:p>
            <text:p text:style-name="P186">3 – Fox #3 (MOS)</text:p>
            <text:p text:style-name="P186">4 – Fox #4 (MOH)</text:p>
            <text:p text:style-name="P186">5 – Fox #5 (MO5)</text:p>
            <text:p text:style-name="P186">6 – Beacon (S)</text:p>
          </table:table-cell>
        </table:table-row>
      </table:table>
      <text:p text:style-name="P317"/>
      <text:p text:style-name="P253">Fox will answer:</text:p>
      <table:table table:name="Table24" table:style-name="Table24">
        <table:table-column table:style-name="Table24.A" table:number-columns-repeated="3"/>
        <table:table-row table:style-name="TableLine93958937338752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3958937370560">
          <table:table-cell table:style-name="Table24.A2" office:value-type="string">
            <text:p text:style-name="P53">0</text:p>
          </table:table-cell>
          <table:table-cell table:style-name="Table24.A2" office:value-type="string">
            <text:p text:style-name="P86">0x01</text:p>
          </table:table-cell>
          <table:table-cell table:style-name="Table24.C2" office:value-type="string">
            <text:p text:style-name="P86">Response to command</text:p>
          </table:table-cell>
        </table:table-row>
        <table:table-row table:style-name="TableLine93958937372128">
          <table:table-cell table:style-name="Table24.A2" office:value-type="string">
            <text:p text:style-name="P115">1</text:p>
          </table:table-cell>
          <table:table-cell table:style-name="Table24.A2" office:value-type="string">
            <text:p text:style-name="P115">0x0<text:span text:style-name="T47">C</text:span></text:p>
          </table:table-cell>
          <table:table-cell table:style-name="Table24.C2" office:value-type="string">
            <text:p text:style-name="P186"><text:span text:style-name="T47">S</text:span>et fox code</text:p>
          </table:table-cell>
        </table:table-row>
        <table:table-row table:style-name="TableLine93958937372944">
          <table:table-cell table:style-name="Table24.A2" office:value-type="string">
            <text:p text:style-name="P168">2</text:p>
          </table:table-cell>
          <table:table-cell table:style-name="Table24.A2" office:value-type="string">
            <text:p text:style-name="P186">0<text:span text:style-name="T47">x00 or 0x01</text:span></text:p>
          </table:table-cell>
          <table:table-cell table:style-name="Table24.C2" office:value-type="string">
            <text:p text:style-name="P86">Is successful?</text:p>
            <text:p text:style-name="P86">0x00 if successful,</text:p>
            <text:p text:style-name="P86">0x01 if not (<text:span text:style-name="T41">if </text:span><text:span text:style-name="T47">requested invalid code</text:span>).</text:p>
          </table:table-cell>
        </table:table-row>
      </table:table>
      <text:p text:style-name="P317"/>
      <text:h text:style-name="P352" text:outline-level="1">Get <text:span text:style-name="T48">speed</text:span></text:h>
      <text:p text:style-name="P286">Issue this command to <text:span text:style-name="T33">get fox </text:span><text:span text:style-name="T34">speed</text:span><text:span text:style-name="T30">.</text:span></text:p>
      <text:p text:style-name="P286"/>
      <text:p text:style-name="P286">Payload format:</text:p>
      <table:table table:name="Table25" table:style-name="Table25">
        <table:table-column table:style-name="Table25.A" table:number-columns-repeated="3"/>
        <table:table-row table:style-name="TableLine93958934806976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3958934816992">
          <table:table-cell table:style-name="Table25.A2" office:value-type="string">
            <text:p text:style-name="P54">0</text:p>
          </table:table-cell>
          <table:table-cell table:style-name="Table25.A2" office:value-type="string">
            <text:p text:style-name="P54">0x00</text:p>
          </table:table-cell>
          <table:table-cell table:style-name="Table25.C2" office:value-type="string">
            <text:p text:style-name="P54">Command to fox</text:p>
          </table:table-cell>
        </table:table-row>
        <table:table-row table:style-name="TableLine93958934818560">
          <table:table-cell table:style-name="Table25.A2" office:value-type="string">
            <text:p text:style-name="P54">1</text:p>
          </table:table-cell>
          <table:table-cell table:style-name="Table25.A2" office:value-type="string">
            <text:p text:style-name="P54">0x0<text:span text:style-name="T48">D</text:span></text:p>
          </table:table-cell>
          <table:table-cell table:style-name="Table25.C2" office:value-type="string">
            <text:p text:style-name="P187">Get fox <text:span text:style-name="T48">speed</text:span></text:p>
          </table:table-cell>
        </table:table-row>
      </table:table>
      <text:p text:style-name="P318"/>
      <text:p text:style-name="P254">Fox will answer:</text:p>
      <table:table table:name="Table26" table:style-name="Table26">
        <table:table-column table:style-name="Table26.A" table:number-columns-repeated="3"/>
        <table:table-row table:style-name="TableLine93958934808160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3958937385456">
          <table:table-cell table:style-name="Table26.A2" office:value-type="string">
            <text:p text:style-name="P54">0</text:p>
          </table:table-cell>
          <table:table-cell table:style-name="Table26.A2" office:value-type="string">
            <text:p text:style-name="P87">0x01</text:p>
          </table:table-cell>
          <table:table-cell table:style-name="Table26.C2" office:value-type="string">
            <text:p text:style-name="P87">Response to command</text:p>
          </table:table-cell>
        </table:table-row>
        <table:table-row table:style-name="TableLine93958937386960">
          <table:table-cell table:style-name="Table26.A2" office:value-type="string">
            <text:p text:style-name="P116">1</text:p>
          </table:table-cell>
          <table:table-cell table:style-name="Table26.A2" office:value-type="string">
            <text:p text:style-name="P116">0x0<text:span text:style-name="T49">D</text:span></text:p>
          </table:table-cell>
          <table:table-cell table:style-name="Table26.C2" office:value-type="string">
            <text:p text:style-name="P187">Get fox <text:span text:style-name="T49">speed</text:span></text:p>
          </table:table-cell>
        </table:table-row>
        <table:table-row table:style-name="TableLine93958937387776">
          <table:table-cell table:style-name="Table26.A2" office:value-type="string">
            <text:p text:style-name="P169">2</text:p>
          </table:table-cell>
          <table:table-cell table:style-name="Table26.A2" office:value-type="string">
            <text:p text:style-name="P194">0x00 or 0x01</text:p>
          </table:table-cell>
          <table:table-cell table:style-name="Table26.C2" office:value-type="string">
            <text:p text:style-name="P194">Fox speed:</text:p>
            <text:p text:style-name="P194">0x00 – slow,</text:p>
            <text:p text:style-name="P195">0x01 – fast</text:p>
          </table:table-cell>
        </table:table-row>
      </table:table>
      <text:p text:style-name="P318"/>
      <text:h text:style-name="P353" text:outline-level="1"><text:span text:style-name="T50">S</text:span>et <text:span text:style-name="T48">speed</text:span></text:h>
      <text:p text:style-name="P287">Issue this command to <text:span text:style-name="T50">s</text:span><text:span text:style-name="T33">et fox </text:span><text:span text:style-name="T34">speed</text:span><text:span text:style-name="T30">.</text:span></text:p>
      <text:p text:style-name="P287"/>
      <text:p text:style-name="P287">Payload format:</text:p>
      <table:table table:name="Table27" table:style-name="Table27">
        <table:table-column table:style-name="Table27.A" table:number-columns-repeated="3"/>
        <table:table-row table:style-name="TableLine93958934821616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3958937407456">
          <table:table-cell table:style-name="Table27.A2" office:value-type="string">
            <text:p text:style-name="P55">0</text:p>
          </table:table-cell>
          <table:table-cell table:style-name="Table27.A2" office:value-type="string">
            <text:p text:style-name="P55">0x00</text:p>
          </table:table-cell>
          <table:table-cell table:style-name="Table27.C2" office:value-type="string">
            <text:p text:style-name="P55">Command to fox</text:p>
          </table:table-cell>
        </table:table-row>
        <table:table-row table:style-name="TableLine93958937408960">
          <table:table-cell table:style-name="Table27.A2" office:value-type="string">
            <text:p text:style-name="P55">1</text:p>
          </table:table-cell>
          <table:table-cell table:style-name="Table27.A2" office:value-type="string">
            <text:p text:style-name="P55">0x0<text:span text:style-name="T50">E</text:span></text:p>
          </table:table-cell>
          <table:table-cell table:style-name="Table27.C2" office:value-type="string">
            <text:p text:style-name="P188"><text:span text:style-name="T50">S</text:span>et fox <text:span text:style-name="T48">speed</text:span></text:p>
          </table:table-cell>
        </table:table-row>
        <table:table-row table:style-name="TableLine93958937409776">
          <table:table-cell table:style-name="Table27.A2" office:value-type="string">
            <text:p text:style-name="P199">2</text:p>
          </table:table-cell>
          <table:table-cell table:style-name="Table27.A2" office:value-type="string">
            <text:p text:style-name="P196">0x00 or 0x01</text:p>
          </table:table-cell>
          <table:table-cell table:style-name="Table27.C2" office:value-type="string">
            <text:p text:style-name="P196">Fox speed:</text:p>
            <text:p text:style-name="P196">0x00 – slow,</text:p>
            <text:p text:style-name="P196">0x01 – fast</text:p>
          </table:table-cell>
        </table:table-row>
      </table:table>
      <text:p text:style-name="P319"/>
      <text:p text:style-name="P255">Fox will answer:</text:p>
      <table:table table:name="Table28" table:style-name="Table28">
        <table:table-column table:style-name="Table28.A" table:number-columns-repeated="3"/>
        <table:table-row table:style-name="TableLine93958937395840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3958937426080">
          <table:table-cell table:style-name="Table28.A2" office:value-type="string">
            <text:p text:style-name="P55">0</text:p>
          </table:table-cell>
          <table:table-cell table:style-name="Table28.A2" office:value-type="string">
            <text:p text:style-name="P88">0x01</text:p>
          </table:table-cell>
          <table:table-cell table:style-name="Table28.C2" office:value-type="string">
            <text:p text:style-name="P88">Response to command</text:p>
          </table:table-cell>
        </table:table-row>
        <text:soft-page-break/>
        <table:table-row table:style-name="TableLine93958937427648">
          <table:table-cell table:style-name="Table28.A2" office:value-type="string">
            <text:p text:style-name="P117">1</text:p>
          </table:table-cell>
          <table:table-cell table:style-name="Table28.A2" office:value-type="string">
            <text:p text:style-name="P117">0x0<text:span text:style-name="T50">E</text:span></text:p>
          </table:table-cell>
          <table:table-cell table:style-name="Table28.C2" office:value-type="string">
            <text:p text:style-name="P188"><text:span text:style-name="T50">S</text:span>et fox <text:span text:style-name="T49">speed</text:span></text:p>
          </table:table-cell>
        </table:table-row>
        <table:table-row table:style-name="TableLine93958937428464">
          <table:table-cell table:style-name="Table28.A2" office:value-type="string">
            <text:p text:style-name="P170">2</text:p>
          </table:table-cell>
          <table:table-cell table:style-name="Table28.A2" office:value-type="string">
            <text:p text:style-name="P196">0x00 or 0x01</text:p>
          </table:table-cell>
          <table:table-cell table:style-name="Table28.C2" office:value-type="string">
            <text:p text:style-name="P88">Is successful?</text:p>
            <text:p text:style-name="P88">0x00 if successful,</text:p>
            <text:p text:style-name="P88">0x01 if not (<text:span text:style-name="T41">if </text:span><text:span text:style-name="T47">requested invalid </text:span><text:span text:style-name="T50">speed</text:span>).</text:p>
          </table:table-cell>
        </table:table-row>
      </table:table>
      <text:p text:style-name="P319"/>
      <text:h text:style-name="P354" text:outline-level="1">Get <text:span text:style-name="T51">cycle</text:span></text:h>
      <text:p text:style-name="P288">Issue this command to <text:span text:style-name="T33">get fox </text:span><text:span text:style-name="T35">cycle parameters</text:span><text:span text:style-name="T30">.</text:span></text:p>
      <text:p text:style-name="P288"/>
      <text:p text:style-name="P288">Payload format:</text:p>
      <table:table table:name="Table29" table:style-name="Table29">
        <table:table-column table:style-name="Table29.A" table:number-columns-repeated="3"/>
        <table:table-row table:style-name="TableLine93958937412688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3958937441744">
          <table:table-cell table:style-name="Table29.A2" office:value-type="string">
            <text:p text:style-name="P56">0</text:p>
          </table:table-cell>
          <table:table-cell table:style-name="Table29.A2" office:value-type="string">
            <text:p text:style-name="P56">0x00</text:p>
          </table:table-cell>
          <table:table-cell table:style-name="Table29.C2" office:value-type="string">
            <text:p text:style-name="P56">Command to fox</text:p>
          </table:table-cell>
        </table:table-row>
        <table:table-row table:style-name="TableLine93958937443312">
          <table:table-cell table:style-name="Table29.A2" office:value-type="string">
            <text:p text:style-name="P56">1</text:p>
          </table:table-cell>
          <table:table-cell table:style-name="Table29.A2" office:value-type="string">
            <text:p text:style-name="P56">0x0<text:span text:style-name="T51">F</text:span></text:p>
          </table:table-cell>
          <table:table-cell table:style-name="Table29.C2" office:value-type="string">
            <text:p text:style-name="P189">Get fox <text:span text:style-name="T51">cycle parameters</text:span></text:p>
          </table:table-cell>
        </table:table-row>
      </table:table>
      <text:p text:style-name="P320"/>
      <text:p text:style-name="P256">Fox will answer:</text:p>
      <table:table table:name="Table30" table:style-name="Table30">
        <table:table-column table:style-name="Table30.A" table:number-columns-repeated="3"/>
        <table:table-row table:style-name="TableLine93958937434112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3958937462096">
          <table:table-cell table:style-name="Table30.A2" office:value-type="string">
            <text:p text:style-name="P56">0</text:p>
          </table:table-cell>
          <table:table-cell table:style-name="Table30.A2" office:value-type="string">
            <text:p text:style-name="P89">0x01</text:p>
          </table:table-cell>
          <table:table-cell table:style-name="Table30.C2" office:value-type="string">
            <text:p text:style-name="P89">Response to command</text:p>
          </table:table-cell>
        </table:table-row>
        <table:table-row table:style-name="TableLine93958937463600">
          <table:table-cell table:style-name="Table30.A2" office:value-type="string">
            <text:p text:style-name="P118">1</text:p>
          </table:table-cell>
          <table:table-cell table:style-name="Table30.A2" office:value-type="string">
            <text:p text:style-name="P118">0x0<text:span text:style-name="T51">F</text:span></text:p>
          </table:table-cell>
          <table:table-cell table:style-name="Table30.C2" office:value-type="string">
            <text:p text:style-name="P189">Get fox <text:span text:style-name="T51">cycle parameters</text:span></text:p>
          </table:table-cell>
        </table:table-row>
        <table:table-row table:style-name="TableLine93958937464416">
          <table:table-cell table:style-name="Table30.A2" office:value-type="string">
            <text:p text:style-name="P171">2</text:p>
          </table:table-cell>
          <table:table-cell table:style-name="Table30.A2" office:value-type="string">
            <text:p text:style-name="P197">0x00 or 0x01</text:p>
          </table:table-cell>
          <table:table-cell table:style-name="Table30.C2" office:value-type="string">
            <text:p text:style-name="P200">Is continuous transmission?</text:p>
            <text:p text:style-name="P200">0x00 – cyclic transmission,</text:p>
            <text:p text:style-name="P200">0x01 – continuous transmission</text:p>
          </table:table-cell>
        </table:table-row>
        <table:table-row table:style-name="TableLine93958937465280">
          <table:table-cell table:style-name="Table30.A2" office:value-type="string">
            <text:p text:style-name="P202">3-4</text:p>
          </table:table-cell>
          <table:table-cell table:style-name="Table30.A2" office:value-type="string">
            <text:p text:style-name="P202">uint16_t, least significant byte first</text:p>
          </table:table-cell>
          <table:table-cell table:style-name="Table30.C2" office:value-type="string">
            <text:p text:style-name="P202">Transmission time (in seconds), applicable only for cyclic transmission</text:p>
          </table:table-cell>
        </table:table-row>
        <table:table-row table:style-name="TableLine93958937466336">
          <table:table-cell table:style-name="Table30.A2" office:value-type="string">
            <text:p text:style-name="P202">5-6</text:p>
          </table:table-cell>
          <table:table-cell table:style-name="Table30.A2" office:value-type="string">
            <text:p text:style-name="P202">uint16_t, least significant byte first</text:p>
          </table:table-cell>
          <table:table-cell table:style-name="Table30.C2" office:value-type="string">
            <text:p text:style-name="P202">Pause time (in seconds), applicable only for cyclic transmission</text:p>
          </table:table-cell>
        </table:table-row>
      </table:table>
      <text:p text:style-name="P320"/>
      <text:h text:style-name="P355" text:outline-level="1"><text:span text:style-name="T52">S</text:span>et <text:span text:style-name="T51">cycle</text:span></text:h>
      <text:p text:style-name="P289">Issue this command to <text:span text:style-name="T52">s</text:span><text:span text:style-name="T33">et fox </text:span><text:span text:style-name="T35">cycle parameters</text:span><text:span text:style-name="T30">.</text:span></text:p>
      <text:p text:style-name="P289"/>
      <text:p text:style-name="P289">Payload format:</text:p>
      <table:table table:name="Table31" table:style-name="Table31">
        <table:table-column table:style-name="Table31.A" table:number-columns-repeated="3"/>
        <table:table-row table:style-name="TableLine93958937446368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3958937490208">
          <table:table-cell table:style-name="Table31.A2" office:value-type="string">
            <text:p text:style-name="P57">0</text:p>
          </table:table-cell>
          <table:table-cell table:style-name="Table31.A2" office:value-type="string">
            <text:p text:style-name="P57">0x00</text:p>
          </table:table-cell>
          <table:table-cell table:style-name="Table31.C2" office:value-type="string">
            <text:p text:style-name="P57">Command to fox</text:p>
          </table:table-cell>
        </table:table-row>
        <table:table-row table:style-name="TableLine93958937491776">
          <table:table-cell table:style-name="Table31.A2" office:value-type="string">
            <text:p text:style-name="P57">1</text:p>
          </table:table-cell>
          <table:table-cell table:style-name="Table31.A2" office:value-type="string">
            <text:p text:style-name="P57">0x<text:span text:style-name="T52">10</text:span></text:p>
          </table:table-cell>
          <table:table-cell table:style-name="Table31.C2" office:value-type="string">
            <text:p text:style-name="P190"><text:span text:style-name="T52">S</text:span>et fox <text:span text:style-name="T51">cycle parameters</text:span></text:p>
          </table:table-cell>
        </table:table-row>
        <table:table-row table:style-name="TableLine93958937492592">
          <table:table-cell table:style-name="Table31.A2" office:value-type="string">
            <text:p text:style-name="P172">2</text:p>
          </table:table-cell>
          <table:table-cell table:style-name="Table31.A2" office:value-type="string">
            <text:p text:style-name="P198">0x00 or 0x01</text:p>
          </table:table-cell>
          <table:table-cell table:style-name="Table31.C2" office:value-type="string">
            <text:p text:style-name="P201">Is continuous transmission?</text:p>
            <text:p text:style-name="P201">0x00 – cyclic transmission,</text:p>
            <text:p text:style-name="P201">0x01 – continuous transmission</text:p>
          </table:table-cell>
        </table:table-row>
        <text:soft-page-break/>
        <table:table-row table:style-name="TableLine93958937493456">
          <table:table-cell table:style-name="Table31.A2" office:value-type="string">
            <text:p text:style-name="P203">3-4</text:p>
          </table:table-cell>
          <table:table-cell table:style-name="Table31.A2" office:value-type="string">
            <text:p text:style-name="P203">uint16_t, least significant byte first</text:p>
          </table:table-cell>
          <table:table-cell table:style-name="Table31.C2" office:value-type="string">
            <text:p text:style-name="P203">Transmission time (in seconds), applicable only for cyclic transmission, <text:span text:style-name="T52">but you must send it in any cases</text:span></text:p>
          </table:table-cell>
        </table:table-row>
        <table:table-row table:style-name="TableLine93958937494272">
          <table:table-cell table:style-name="Table31.A2" office:value-type="string">
            <text:p text:style-name="P203">5-6</text:p>
          </table:table-cell>
          <table:table-cell table:style-name="Table31.A2" office:value-type="string">
            <text:p text:style-name="P203">uint16_t, least significant byte first</text:p>
          </table:table-cell>
          <table:table-cell table:style-name="Table31.C2" office:value-type="string">
            <text:p text:style-name="P203">Pause time (in seconds), applicable only for cyclic transmission, <text:span text:style-name="T52">but you must send it in any cases</text:span></text:p>
          </table:table-cell>
        </table:table-row>
      </table:table>
      <text:p text:style-name="P321"/>
      <text:p text:style-name="P257">Fox will answer:</text:p>
      <table:table table:name="Table32" table:style-name="Table32">
        <table:table-column table:style-name="Table32.A" table:number-columns-repeated="3"/>
        <table:table-row table:style-name="TableLine93958937474128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3958937508144">
          <table:table-cell table:style-name="Table32.A2" office:value-type="string">
            <text:p text:style-name="P57">0</text:p>
          </table:table-cell>
          <table:table-cell table:style-name="Table32.A2" office:value-type="string">
            <text:p text:style-name="P90">0x01</text:p>
          </table:table-cell>
          <table:table-cell table:style-name="Table32.C2" office:value-type="string">
            <text:p text:style-name="P90">Response to command</text:p>
          </table:table-cell>
        </table:table-row>
        <table:table-row table:style-name="TableLine93958937509712">
          <table:table-cell table:style-name="Table32.A2" office:value-type="string">
            <text:p text:style-name="P119">1</text:p>
          </table:table-cell>
          <table:table-cell table:style-name="Table32.A2" office:value-type="string">
            <text:p text:style-name="P119">0x<text:span text:style-name="T52">10</text:span></text:p>
          </table:table-cell>
          <table:table-cell table:style-name="Table32.C2" office:value-type="string">
            <text:p text:style-name="P190"><text:span text:style-name="T52">S</text:span>et fox <text:span text:style-name="T51">cycle parameters</text:span></text:p>
          </table:table-cell>
        </table:table-row>
        <table:table-row table:style-name="TableLine93958937510528">
          <table:table-cell table:style-name="Table32.A2" office:value-type="string">
            <text:p text:style-name="P172">2</text:p>
          </table:table-cell>
          <table:table-cell table:style-name="Table32.A2" office:value-type="string">
            <text:p text:style-name="P198">0x00 or 0x01</text:p>
          </table:table-cell>
          <table:table-cell table:style-name="Table32.C2" office:value-type="string">
            <text:p text:style-name="P90">Is successful?</text:p>
            <text:p text:style-name="P90">0x00 if successful,</text:p>
            <text:p text:style-name="P90">0x01 if not (<text:span text:style-name="T55">too short durations</text:span>).</text:p>
          </table:table-cell>
        </table:table-row>
      </table:table>
      <text:p text:style-name="P321"/>
      <text:h text:style-name="P356" text:outline-level="1">Get <text:span text:style-name="T53">ending tone duration</text:span></text:h>
      <text:p text:style-name="P290">Issue this command to <text:span text:style-name="T33">get </text:span><text:span text:style-name="T36">ending tone duration</text:span><text:span text:style-name="T30">.</text:span></text:p>
      <text:p text:style-name="P290"/>
      <text:p text:style-name="P290">Payload format:</text:p>
      <table:table table:name="Table33" table:style-name="Table33">
        <table:table-column table:style-name="Table33.A" table:number-columns-repeated="3"/>
        <table:table-row table:style-name="TableLine93958937497152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3958937525600">
          <table:table-cell table:style-name="Table33.A2" office:value-type="string">
            <text:p text:style-name="P58">0</text:p>
          </table:table-cell>
          <table:table-cell table:style-name="Table33.A2" office:value-type="string">
            <text:p text:style-name="P58">0x00</text:p>
          </table:table-cell>
          <table:table-cell table:style-name="Table33.C2" office:value-type="string">
            <text:p text:style-name="P58">Command to fox</text:p>
          </table:table-cell>
        </table:table-row>
        <table:table-row table:style-name="TableLine93958937527168">
          <table:table-cell table:style-name="Table33.A2" office:value-type="string">
            <text:p text:style-name="P58">1</text:p>
          </table:table-cell>
          <table:table-cell table:style-name="Table33.A2" office:value-type="string">
            <text:p text:style-name="P58">0x<text:span text:style-name="T53">11</text:span></text:p>
          </table:table-cell>
          <table:table-cell table:style-name="Table33.C2" office:value-type="string">
            <text:p text:style-name="P191">Get <text:span text:style-name="T53">ending tone duration</text:span></text:p>
          </table:table-cell>
        </table:table-row>
      </table:table>
      <text:p text:style-name="P322"/>
      <text:p text:style-name="P258">Fox will answer:</text:p>
      <table:table table:name="Table34" table:style-name="Table34">
        <table:table-column table:style-name="Table34.A" table:number-columns-repeated="3"/>
        <table:table-row table:style-name="TableLine93958937517472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3958937540400">
          <table:table-cell table:style-name="Table34.A2" office:value-type="string">
            <text:p text:style-name="P58">0</text:p>
          </table:table-cell>
          <table:table-cell table:style-name="Table34.A2" office:value-type="string">
            <text:p text:style-name="P91">0x01</text:p>
          </table:table-cell>
          <table:table-cell table:style-name="Table34.C2" office:value-type="string">
            <text:p text:style-name="P91">Response to command</text:p>
          </table:table-cell>
        </table:table-row>
        <table:table-row table:style-name="TableLine93958937541904">
          <table:table-cell table:style-name="Table34.A2" office:value-type="string">
            <text:p text:style-name="P120">1</text:p>
          </table:table-cell>
          <table:table-cell table:style-name="Table34.A2" office:value-type="string">
            <text:p text:style-name="P120">0x<text:span text:style-name="T53">11</text:span></text:p>
          </table:table-cell>
          <table:table-cell table:style-name="Table34.C2" office:value-type="string">
            <text:p text:style-name="P191">Get <text:span text:style-name="T53">ending tone duration</text:span></text:p>
          </table:table-cell>
        </table:table-row>
        <table:table-row table:style-name="TableLine93958937542720">
          <table:table-cell table:style-name="Table34.A2" office:value-type="string">
            <text:p text:style-name="P173">2</text:p>
          </table:table-cell>
          <table:table-cell table:style-name="Table34.A2" office:value-type="string">
            <text:p text:style-name="P204">uint8_t</text:p>
          </table:table-cell>
          <table:table-cell table:style-name="Table34.C2" office:value-type="string">
            <text:p text:style-name="P204">Ending tone duration in seconds</text:p>
          </table:table-cell>
        </table:table-row>
      </table:table>
      <text:p text:style-name="P322"/>
      <text:h text:style-name="P357" text:outline-level="1"><text:span text:style-name="T54">S</text:span>et <text:span text:style-name="T53">ending tone duration</text:span></text:h>
      <text:p text:style-name="P291">Issue this command to <text:span text:style-name="T54">s</text:span><text:span text:style-name="T33">et </text:span><text:span text:style-name="T36">ending tone duration</text:span><text:span text:style-name="T30">.</text:span></text:p>
      <text:p text:style-name="P291"/>
      <text:p text:style-name="P291">Payload format:</text:p>
      <table:table table:name="Table35" table:style-name="Table35">
        <table:table-column table:style-name="Table35.A" table:number-columns-repeated="3"/>
        <table:table-row table:style-name="TableLine93958937530224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3958937560832">
          <table:table-cell table:style-name="Table35.A2" office:value-type="string">
            <text:p text:style-name="P59">0</text:p>
          </table:table-cell>
          <table:table-cell table:style-name="Table35.A2" office:value-type="string">
            <text:p text:style-name="P59">0x00</text:p>
          </table:table-cell>
          <table:table-cell table:style-name="Table35.C2" office:value-type="string">
            <text:p text:style-name="P59">Command to fox</text:p>
          </table:table-cell>
        </table:table-row>
        <text:soft-page-break/>
        <table:table-row table:style-name="TableLine93958937562336">
          <table:table-cell table:style-name="Table35.A2" office:value-type="string">
            <text:p text:style-name="P59">1</text:p>
          </table:table-cell>
          <table:table-cell table:style-name="Table35.A2" office:value-type="string">
            <text:p text:style-name="P59">0x<text:span text:style-name="T53">1</text:span><text:span text:style-name="T54">2</text:span></text:p>
          </table:table-cell>
          <table:table-cell table:style-name="Table35.C2" office:value-type="string">
            <text:p text:style-name="P192"><text:span text:style-name="T54">S</text:span>et <text:span text:style-name="T53">ending tone duration</text:span></text:p>
          </table:table-cell>
        </table:table-row>
        <table:table-row table:style-name="TableLine93958937563152">
          <table:table-cell table:style-name="Table35.A2" office:value-type="string">
            <text:p text:style-name="P205">2</text:p>
          </table:table-cell>
          <table:table-cell table:style-name="Table35.A2" office:value-type="string">
            <text:p text:style-name="P205">uin8_t</text:p>
          </table:table-cell>
          <table:table-cell table:style-name="Table35.C2" office:value-type="string">
            <text:p text:style-name="P205">Ending tone duration in seconds</text:p>
          </table:table-cell>
        </table:table-row>
      </table:table>
      <text:p text:style-name="P323"/>
      <text:p text:style-name="P259">Fox will answer:</text:p>
      <table:table table:name="Table36" table:style-name="Table36">
        <table:table-column table:style-name="Table36.A" table:number-columns-repeated="3"/>
        <table:table-row table:style-name="TableLine93958937551184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3958937577936">
          <table:table-cell table:style-name="Table36.A2" office:value-type="string">
            <text:p text:style-name="P59">0</text:p>
          </table:table-cell>
          <table:table-cell table:style-name="Table36.A2" office:value-type="string">
            <text:p text:style-name="P92">0x01</text:p>
          </table:table-cell>
          <table:table-cell table:style-name="Table36.C2" office:value-type="string">
            <text:p text:style-name="P92">Response to command</text:p>
          </table:table-cell>
        </table:table-row>
        <table:table-row table:style-name="TableLine93958937579504">
          <table:table-cell table:style-name="Table36.A2" office:value-type="string">
            <text:p text:style-name="P121">1</text:p>
          </table:table-cell>
          <table:table-cell table:style-name="Table36.A2" office:value-type="string">
            <text:p text:style-name="P121">0x<text:span text:style-name="T53">1</text:span><text:span text:style-name="T54">2</text:span></text:p>
          </table:table-cell>
          <table:table-cell table:style-name="Table36.C2" office:value-type="string">
            <text:p text:style-name="P192"><text:span text:style-name="T54">S</text:span>et <text:span text:style-name="T53">ending tone duration</text:span></text:p>
          </table:table-cell>
        </table:table-row>
        <table:table-row table:style-name="TableLine93958937580320">
          <table:table-cell table:style-name="Table36.A2" office:value-type="string">
            <text:p text:style-name="P174">2</text:p>
          </table:table-cell>
          <table:table-cell table:style-name="Table36.A2" office:value-type="string">
            <text:p text:style-name="P205">0x00 or 0x01</text:p>
          </table:table-cell>
          <table:table-cell table:style-name="Table36.C2" office:value-type="string">
            <text:p text:style-name="P92">Is successful?</text:p>
            <text:p text:style-name="P92">0x00 if successful,</text:p>
            <text:p text:style-name="P92">0x01 if not (<text:span text:style-name="T54">too long ending tone</text:span>).</text:p>
          </table:table-cell>
        </table:table-row>
      </table:table>
      <text:p text:style-name="P323"/>
      <text:h text:style-name="P358" text:outline-level="1">Get begin and end times</text:h>
      <text:p text:style-name="P292">Issue this command to <text:span text:style-name="T56">get times when fox will turn on and off.</text:span></text:p>
      <text:p text:style-name="P292"/>
      <text:p text:style-name="P292">Payload format:</text:p>
      <table:table table:name="Table37" table:style-name="Table37">
        <table:table-column table:style-name="Table37.A" table:number-columns-repeated="3"/>
        <table:table-row table:style-name="TableLine93958937566064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3958937595424">
          <table:table-cell table:style-name="Table37.A2" office:value-type="string">
            <text:p text:style-name="P60">0</text:p>
          </table:table-cell>
          <table:table-cell table:style-name="Table37.A2" office:value-type="string">
            <text:p text:style-name="P60">0x00</text:p>
          </table:table-cell>
          <table:table-cell table:style-name="Table37.C2" office:value-type="string">
            <text:p text:style-name="P60">Command to fox</text:p>
          </table:table-cell>
        </table:table-row>
        <table:table-row table:style-name="TableLine93958937596928">
          <table:table-cell table:style-name="Table37.A2" office:value-type="string">
            <text:p text:style-name="P60">1</text:p>
          </table:table-cell>
          <table:table-cell table:style-name="Table37.A2" office:value-type="string">
            <text:p text:style-name="P60">0x<text:span text:style-name="T53">1</text:span><text:span text:style-name="T56">3</text:span></text:p>
          </table:table-cell>
          <table:table-cell table:style-name="Table37.C2" office:value-type="string">
            <text:p text:style-name="P206">Get begin and end times</text:p>
          </table:table-cell>
        </table:table-row>
      </table:table>
      <text:p text:style-name="P324"/>
      <text:p text:style-name="P260">Fox will answer:</text:p>
      <table:table table:name="Table38" table:style-name="Table38">
        <table:table-column table:style-name="Table38.A" table:number-columns-repeated="3"/>
        <table:table-row table:style-name="TableLine93958937585760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3958937612288">
          <table:table-cell table:style-name="Table38.A2" office:value-type="string">
            <text:p text:style-name="P60">0</text:p>
          </table:table-cell>
          <table:table-cell table:style-name="Table38.A2" office:value-type="string">
            <text:p text:style-name="P93">0x01</text:p>
          </table:table-cell>
          <table:table-cell table:style-name="Table38.C2" office:value-type="string">
            <text:p text:style-name="P93">Response to command</text:p>
          </table:table-cell>
        </table:table-row>
        <table:table-row table:style-name="TableLine93958937613792">
          <table:table-cell table:style-name="Table38.A2" office:value-type="string">
            <text:p text:style-name="P122">1</text:p>
          </table:table-cell>
          <table:table-cell table:style-name="Table38.A2" office:value-type="string">
            <text:p text:style-name="P122">0x<text:span text:style-name="T53">1</text:span><text:span text:style-name="T56">3</text:span></text:p>
          </table:table-cell>
          <table:table-cell table:style-name="Table38.C2" office:value-type="string">
            <text:p text:style-name="P206">Get begin and end times</text:p>
          </table:table-cell>
        </table:table-row>
        <table:table-row table:style-name="TableLine93958937614608">
          <table:table-cell table:style-name="Table38.A2" office:value-type="string">
            <text:p text:style-name="P175">2-<text:span text:style-name="T56">5</text:span></text:p>
          </table:table-cell>
          <table:table-cell table:style-name="Table38.A2" office:value-type="string">
            <text:p text:style-name="P206">uint32_t, least significant byte first</text:p>
          </table:table-cell>
          <table:table-cell table:style-name="Table38.C2" office:value-type="string">
            <text:p text:style-name="P206">Begin time (seconds since midnight)</text:p>
          </table:table-cell>
        </table:table-row>
        <table:table-row table:style-name="TableLine93958937615472">
          <table:table-cell table:style-name="Table38.A2" office:value-type="string">
            <text:p text:style-name="P206">6-9</text:p>
          </table:table-cell>
          <table:table-cell table:style-name="Table38.A2" office:value-type="string">
            <text:p text:style-name="P206">uin32_t, least significant byte first</text:p>
          </table:table-cell>
          <table:table-cell table:style-name="Table38.C2" office:value-type="string">
            <text:p text:style-name="P206">End time (seconds since midnight)</text:p>
          </table:table-cell>
        </table:table-row>
      </table:table>
      <text:p text:style-name="P324"/>
      <text:h text:style-name="P362" text:outline-level="1">Is fox armed?</text:h>
      <text:p text:style-name="P293">Issue this command to <text:span text:style-name="T57">check is fox armed or not. If armed, then it will start to transmit at Begin Time and end at End Time (see “</text:span><text:span text:style-name="T4">Get begin and end times</text:span><text:span text:style-name="T57">” command). If fox not armed, it will be in standby forever.</text:span></text:p>
      <text:p text:style-name="P293"/>
      <text:p text:style-name="P293">Payload format:</text:p>
      <table:table table:name="Table39" table:style-name="Table39">
        <table:table-column table:style-name="Table39.A" table:number-columns-repeated="3"/>
        <table:table-row table:style-name="TableLine93958937599856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3958937630896">
          <table:table-cell table:style-name="Table39.A2" office:value-type="string">
            <text:p text:style-name="P61">0</text:p>
          </table:table-cell>
          <table:table-cell table:style-name="Table39.A2" office:value-type="string">
            <text:p text:style-name="P61">0x00</text:p>
          </table:table-cell>
          <table:table-cell table:style-name="Table39.C2" office:value-type="string">
            <text:p text:style-name="P61">Command to fox</text:p>
          </table:table-cell>
        </table:table-row>
        <text:soft-page-break/>
        <table:table-row table:style-name="TableLine93958937632400">
          <table:table-cell table:style-name="Table39.A2" office:value-type="string">
            <text:p text:style-name="P61">1</text:p>
          </table:table-cell>
          <table:table-cell table:style-name="Table39.A2" office:value-type="string">
            <text:p text:style-name="P61">0x<text:span text:style-name="T53">1</text:span><text:span text:style-name="T57">4</text:span></text:p>
          </table:table-cell>
          <table:table-cell table:style-name="Table39.C2" office:value-type="string">
            <text:p text:style-name="P213">Is fox armed?</text:p>
          </table:table-cell>
        </table:table-row>
      </table:table>
      <text:p text:style-name="P325"/>
      <text:p text:style-name="P261">Fox will answer:</text:p>
      <table:table table:name="Table40" table:style-name="Table40">
        <table:table-column table:style-name="Table40.A" table:number-columns-repeated="3"/>
        <table:table-row table:style-name="TableLine93958937622352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3958937645824">
          <table:table-cell table:style-name="Table40.A2" office:value-type="string">
            <text:p text:style-name="P61">0</text:p>
          </table:table-cell>
          <table:table-cell table:style-name="Table40.A2" office:value-type="string">
            <text:p text:style-name="P94">0x01</text:p>
          </table:table-cell>
          <table:table-cell table:style-name="Table40.C2" office:value-type="string">
            <text:p text:style-name="P94">Response to command</text:p>
          </table:table-cell>
        </table:table-row>
        <table:table-row table:style-name="TableLine93958937647328">
          <table:table-cell table:style-name="Table40.A2" office:value-type="string">
            <text:p text:style-name="P123">1</text:p>
          </table:table-cell>
          <table:table-cell table:style-name="Table40.A2" office:value-type="string">
            <text:p text:style-name="P123">0x<text:span text:style-name="T53">1</text:span><text:span text:style-name="T57">4</text:span></text:p>
          </table:table-cell>
          <table:table-cell table:style-name="Table40.C2" office:value-type="string">
            <text:p text:style-name="P213">Is fox armed?</text:p>
          </table:table-cell>
        </table:table-row>
        <table:table-row table:style-name="TableLine93958937648144">
          <table:table-cell table:style-name="Table40.A2" office:value-type="string">
            <text:p text:style-name="P176">2</text:p>
          </table:table-cell>
          <table:table-cell table:style-name="Table40.A2" office:value-type="string">
            <text:p text:style-name="P213">0x00 or 0x01</text:p>
          </table:table-cell>
          <table:table-cell table:style-name="Table40.C2" office:value-type="string">
            <text:p text:style-name="P213">0x00 if not armed,</text:p>
            <text:p text:style-name="P213">0x01 if armed</text:p>
          </table:table-cell>
        </table:table-row>
      </table:table>
      <text:p text:style-name="P325"/>
      <text:h text:style-name="P363" text:outline-level="1">Arm fox</text:h>
      <text:p text:style-name="P294">Issue this command to <text:span text:style-name="T58">arm fox. Armed fox will start to transmit at previously set time.</text:span></text:p>
      <text:p text:style-name="P294"/>
      <text:p text:style-name="P294">Payload format:</text:p>
      <table:table table:name="Table41" table:style-name="Table41">
        <table:table-column table:style-name="Table41.A" table:number-columns-repeated="3"/>
        <table:table-row table:style-name="TableLine93958937635328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3958937670544">
          <table:table-cell table:style-name="Table41.A2" office:value-type="string">
            <text:p text:style-name="P62">0</text:p>
          </table:table-cell>
          <table:table-cell table:style-name="Table41.A2" office:value-type="string">
            <text:p text:style-name="P62">0x00</text:p>
          </table:table-cell>
          <table:table-cell table:style-name="Table41.C2" office:value-type="string">
            <text:p text:style-name="P62">Command to fox</text:p>
          </table:table-cell>
        </table:table-row>
        <table:table-row table:style-name="TableLine93958937672000">
          <table:table-cell table:style-name="Table41.A2" office:value-type="string">
            <text:p text:style-name="P62">1</text:p>
          </table:table-cell>
          <table:table-cell table:style-name="Table41.A2" office:value-type="string">
            <text:p text:style-name="P62">0x<text:span text:style-name="T53">1</text:span><text:span text:style-name="T58">5</text:span></text:p>
          </table:table-cell>
          <table:table-cell table:style-name="Table41.C2" office:value-type="string">
            <text:p text:style-name="P217">Arm fox</text:p>
          </table:table-cell>
        </table:table-row>
      </table:table>
      <text:p text:style-name="P326"/>
      <text:p text:style-name="P262">Fox will answer:</text:p>
      <table:table table:name="Table42" table:style-name="Table42">
        <table:table-column table:style-name="Table42.A" table:number-columns-repeated="3"/>
        <table:table-row table:style-name="TableLine93958937653520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3958937687376">
          <table:table-cell table:style-name="Table42.A2" office:value-type="string">
            <text:p text:style-name="P62">0</text:p>
          </table:table-cell>
          <table:table-cell table:style-name="Table42.A2" office:value-type="string">
            <text:p text:style-name="P95">0x01</text:p>
          </table:table-cell>
          <table:table-cell table:style-name="Table42.C2" office:value-type="string">
            <text:p text:style-name="P95">Response to command</text:p>
          </table:table-cell>
        </table:table-row>
        <table:table-row table:style-name="TableLine93958937688944">
          <table:table-cell table:style-name="Table42.A2" office:value-type="string">
            <text:p text:style-name="P124">1</text:p>
          </table:table-cell>
          <table:table-cell table:style-name="Table42.A2" office:value-type="string">
            <text:p text:style-name="P124">0x<text:span text:style-name="T53">1</text:span><text:span text:style-name="T58">5</text:span></text:p>
          </table:table-cell>
          <table:table-cell table:style-name="Table42.C2" office:value-type="string">
            <text:p text:style-name="P217">Arm fox</text:p>
          </table:table-cell>
        </table:table-row>
        <table:table-row table:style-name="TableLine93958937689760">
          <table:table-cell table:style-name="Table42.A2" office:value-type="string">
            <text:p text:style-name="P177">2</text:p>
          </table:table-cell>
          <table:table-cell table:style-name="Table42.A2" office:value-type="string">
            <text:p text:style-name="P214">0x00 or 0x01</text:p>
          </table:table-cell>
          <table:table-cell table:style-name="Table42.C2" office:value-type="string">
            <text:p text:style-name="P95">Is successful?</text:p>
            <text:p text:style-name="P95">0x00 if successful,</text:p>
            <text:p text:style-name="P95">0x01 if not (<text:span text:style-name="T58">internal error during arming</text:span>)</text:p>
          </table:table-cell>
        </table:table-row>
      </table:table>
      <text:p text:style-name="P326"/>
      <text:p text:style-name="P374">Note, that successful answer doesn’t mean that fox is armed, it just signalizing that arming process is started. For arming completion s<text:span text:style-name="T76">ee “Fox armed” event.</text:span></text:p>
      <text:p text:style-name="P326"/>
      <text:h text:style-name="P364" text:outline-level="1"><text:span text:style-name="T59">Disa</text:span>rm fox</text:h>
      <text:p text:style-name="P295">Issue this command to <text:span text:style-name="T59">dis</text:span><text:span text:style-name="T58">arm fox. </text:span><text:span text:style-name="T59">If fox in countdown before start, then countdown will be aborted and fox will switch to standby mode, if fox already transmitting – transmission will be cancelled.</text:span></text:p>
      <text:p text:style-name="P295"/>
      <text:p text:style-name="P295">Payload format:</text:p>
      <table:table table:name="Table43" table:style-name="Table43">
        <table:table-column table:style-name="Table43.A" table:number-columns-repeated="3"/>
        <table:table-row table:style-name="TableLine93958937675008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3958937705424">
          <table:table-cell table:style-name="Table43.A2" office:value-type="string">
            <text:p text:style-name="P63">0</text:p>
          </table:table-cell>
          <table:table-cell table:style-name="Table43.A2" office:value-type="string">
            <text:p text:style-name="P63">0x00</text:p>
          </table:table-cell>
          <table:table-cell table:style-name="Table43.C2" office:value-type="string">
            <text:p text:style-name="P63">Command to fox</text:p>
          </table:table-cell>
        </table:table-row>
        <table:table-row table:style-name="TableLine93958937706992">
          <table:table-cell table:style-name="Table43.A2" office:value-type="string">
            <text:p text:style-name="P63">1</text:p>
          </table:table-cell>
          <table:table-cell table:style-name="Table43.A2" office:value-type="string">
            <text:p text:style-name="P63">0x<text:span text:style-name="T53">1</text:span><text:span text:style-name="T60">6</text:span></text:p>
          </table:table-cell>
          <table:table-cell table:style-name="Table43.C2" office:value-type="string">
            <text:p text:style-name="P218"><text:span text:style-name="T60">Disa</text:span>rm fox</text:p>
          </table:table-cell>
        </table:table-row>
      </table:table>
      <text:p text:style-name="P327"/>
      <text:p text:style-name="P263"><text:soft-page-break/>Fox will answer:</text:p>
      <table:table table:name="Table44" table:style-name="Table44">
        <table:table-column table:style-name="Table44.A" table:number-columns-repeated="3"/>
        <table:table-row table:style-name="TableLine93958937696880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able:table-row table:style-name="TableLine93958937723216">
          <table:table-cell table:style-name="Table44.A2" office:value-type="string">
            <text:p text:style-name="P63">0</text:p>
          </table:table-cell>
          <table:table-cell table:style-name="Table44.A2" office:value-type="string">
            <text:p text:style-name="P96">0x01</text:p>
          </table:table-cell>
          <table:table-cell table:style-name="Table44.C2" office:value-type="string">
            <text:p text:style-name="P96">Response to command</text:p>
          </table:table-cell>
        </table:table-row>
        <table:table-row table:style-name="TableLine93958937724784">
          <table:table-cell table:style-name="Table44.A2" office:value-type="string">
            <text:p text:style-name="P125">1</text:p>
          </table:table-cell>
          <table:table-cell table:style-name="Table44.A2" office:value-type="string">
            <text:p text:style-name="P125">0x<text:span text:style-name="T53">1</text:span><text:span text:style-name="T60">6</text:span></text:p>
          </table:table-cell>
          <table:table-cell table:style-name="Table44.C2" office:value-type="string">
            <text:p text:style-name="P218"><text:span text:style-name="T60">Disa</text:span>rm fox</text:p>
          </table:table-cell>
        </table:table-row>
        <table:table-row table:style-name="TableLine93958937725600">
          <table:table-cell table:style-name="Table44.A2" office:value-type="string">
            <text:p text:style-name="P178">2</text:p>
          </table:table-cell>
          <table:table-cell table:style-name="Table44.A2" office:value-type="string">
            <text:p text:style-name="P215">0x00 or 0x01</text:p>
          </table:table-cell>
          <table:table-cell table:style-name="Table44.C2" office:value-type="string">
            <text:p text:style-name="P96">Is successful?</text:p>
            <text:p text:style-name="P96">0x00 if successful,</text:p>
            <text:p text:style-name="P96">0x01 if not (<text:span text:style-name="T58">internal error during </text:span><text:span text:style-name="T60">dis</text:span><text:span text:style-name="T58">arming</text:span>)</text:p>
          </table:table-cell>
        </table:table-row>
      </table:table>
      <text:p text:style-name="P327"/>
      <text:h text:style-name="P359" text:outline-level="1"><text:span text:style-name="T61">S</text:span>et begin and end times</text:h>
      <text:p text:style-name="P296">Issue this command to <text:span text:style-name="T61">s</text:span><text:span text:style-name="T56">et times when fox will turn on and off. </text:span><text:span text:style-name="T61">Not that this command disarms fox if she was armed.</text:span></text:p>
      <text:p text:style-name="P296"/>
      <text:p text:style-name="P296">Payload format:</text:p>
      <table:table table:name="Таблица5" table:style-name="Таблица5">
        <table:table-column table:style-name="Таблица5.A" table:number-columns-repeated="3"/>
        <table:table-row table:style-name="TableLine93958937709920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3958937743488">
          <table:table-cell table:style-name="Таблица5.A2" office:value-type="string">
            <text:p text:style-name="P64">0</text:p>
          </table:table-cell>
          <table:table-cell table:style-name="Таблица5.A2" office:value-type="string">
            <text:p text:style-name="P64">0x00</text:p>
          </table:table-cell>
          <table:table-cell table:style-name="Таблица5.C2" office:value-type="string">
            <text:p text:style-name="P64">Command to fox</text:p>
          </table:table-cell>
        </table:table-row>
        <table:table-row table:style-name="TableLine93958937744992">
          <table:table-cell table:style-name="Таблица5.A2" office:value-type="string">
            <text:p text:style-name="P64">1</text:p>
          </table:table-cell>
          <table:table-cell table:style-name="Таблица5.A2" office:value-type="string">
            <text:p text:style-name="P64">0x<text:span text:style-name="T53">1</text:span><text:span text:style-name="T61">7</text:span></text:p>
          </table:table-cell>
          <table:table-cell table:style-name="Таблица5.C2" office:value-type="string">
            <text:p text:style-name="P207"><text:span text:style-name="T61">S</text:span>et begin and end times</text:p>
          </table:table-cell>
        </table:table-row>
        <table:table-row table:style-name="TableLine93958937745808">
          <table:table-cell table:style-name="Таблица5.A2" office:value-type="string">
            <text:p text:style-name="P179">2-<text:span text:style-name="T56">5</text:span></text:p>
          </table:table-cell>
          <table:table-cell table:style-name="Таблица5.A2" office:value-type="string">
            <text:p text:style-name="P207">uint32_t, least significant byte first</text:p>
          </table:table-cell>
          <table:table-cell table:style-name="Таблица5.C2" office:value-type="string">
            <text:p text:style-name="P207">Begin time (seconds since midnight)</text:p>
          </table:table-cell>
        </table:table-row>
        <table:table-row table:style-name="TableLine93958937746672">
          <table:table-cell table:style-name="Таблица5.A2" office:value-type="string">
            <text:p text:style-name="P207">6-9</text:p>
          </table:table-cell>
          <table:table-cell table:style-name="Таблица5.A2" office:value-type="string">
            <text:p text:style-name="P207">uin32_t, least significant byte first</text:p>
          </table:table-cell>
          <table:table-cell table:style-name="Таблица5.C2" office:value-type="string">
            <text:p text:style-name="P207">End time (seconds since midnight)</text:p>
          </table:table-cell>
        </table:table-row>
      </table:table>
      <text:p text:style-name="P328"/>
      <text:p text:style-name="P264">Fox will answer:</text:p>
      <table:table table:name="Таблица6" table:style-name="Таблица6">
        <table:table-column table:style-name="Таблица6.A" table:number-columns-repeated="3"/>
        <table:table-row table:style-name="TableLine93958937731056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3958937761632">
          <table:table-cell table:style-name="Таблица6.A2" office:value-type="string">
            <text:p text:style-name="P64">0</text:p>
          </table:table-cell>
          <table:table-cell table:style-name="Таблица6.A2" office:value-type="string">
            <text:p text:style-name="P97">0x01</text:p>
          </table:table-cell>
          <table:table-cell table:style-name="Таблица6.C2" office:value-type="string">
            <text:p text:style-name="P97">Response to command</text:p>
          </table:table-cell>
        </table:table-row>
        <table:table-row table:style-name="TableLine93958937763200">
          <table:table-cell table:style-name="Таблица6.A2" office:value-type="string">
            <text:p text:style-name="P126">1</text:p>
          </table:table-cell>
          <table:table-cell table:style-name="Таблица6.A2" office:value-type="string">
            <text:p text:style-name="P126">0x<text:span text:style-name="T53">1</text:span><text:span text:style-name="T61">7</text:span></text:p>
          </table:table-cell>
          <table:table-cell table:style-name="Таблица6.C2" office:value-type="string">
            <text:p text:style-name="P207"><text:span text:style-name="T61">S</text:span>et begin and end times</text:p>
          </table:table-cell>
        </table:table-row>
        <table:table-row table:style-name="TableLine93958937764016">
          <table:table-cell table:style-name="Таблица6.A2" office:value-type="string">
            <text:p text:style-name="P219">2</text:p>
          </table:table-cell>
          <table:table-cell table:style-name="Таблица6.A2" office:value-type="string">
            <text:p text:style-name="P216">0x00 or 0x01</text:p>
          </table:table-cell>
          <table:table-cell table:style-name="Таблица6.C2" office:value-type="string">
            <text:p text:style-name="P97">Is successful?</text:p>
            <text:p text:style-name="P97">0x00 if successful,</text:p>
            <text:p text:style-name="P97">0x01 if not (<text:span text:style-name="T61">End time is earlier or equal to begin time</text:span>)</text:p>
          </table:table-cell>
        </table:table-row>
      </table:table>
      <text:p text:style-name="P328"/>
      <text:h text:style-name="P360" text:outline-level="1">Get <text:span text:style-name="T62">output power</text:span></text:h>
      <text:p text:style-name="P297">Issue this command to <text:span text:style-name="T56">get </text:span><text:span text:style-name="T62">fox output power (float, in watts). Note, that output power is determined only for 3.5MHz mode, for 144MHz fox just returns hardcoded value.</text:span></text:p>
      <text:p text:style-name="P297"/>
      <text:p text:style-name="P297">Payload format:</text:p>
      <table:table table:name="Table45" table:style-name="Table45">
        <table:table-column table:style-name="Table45.A" table:number-columns-repeated="3"/>
        <table:table-row table:style-name="TableLine93958937749632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3958937779376">
          <table:table-cell table:style-name="Table45.A2" office:value-type="string">
            <text:p text:style-name="P65">0</text:p>
          </table:table-cell>
          <table:table-cell table:style-name="Table45.A2" office:value-type="string">
            <text:p text:style-name="P65">0x00</text:p>
          </table:table-cell>
          <table:table-cell table:style-name="Table45.C2" office:value-type="string">
            <text:p text:style-name="P65">Command to fox</text:p>
          </table:table-cell>
        </table:table-row>
        <text:soft-page-break/>
        <table:table-row table:style-name="TableLine93958937780880">
          <table:table-cell table:style-name="Table45.A2" office:value-type="string">
            <text:p text:style-name="P65">1</text:p>
          </table:table-cell>
          <table:table-cell table:style-name="Table45.A2" office:value-type="string">
            <text:p text:style-name="P65">0x<text:span text:style-name="T53">1</text:span><text:span text:style-name="T63">8</text:span></text:p>
          </table:table-cell>
          <table:table-cell table:style-name="Table45.C2" office:value-type="string">
            <text:p text:style-name="P220">Get fox power</text:p>
          </table:table-cell>
        </table:table-row>
      </table:table>
      <text:p text:style-name="P329"/>
      <text:p text:style-name="P265">Fox will answer:</text:p>
      <table:table table:name="Table46" table:style-name="Table46">
        <table:table-column table:style-name="Table46.A" table:number-columns-repeated="3"/>
        <table:table-row table:style-name="TableLine93958937770656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3958937795104">
          <table:table-cell table:style-name="Table46.A2" office:value-type="string">
            <text:p text:style-name="P65">0</text:p>
          </table:table-cell>
          <table:table-cell table:style-name="Table46.A2" office:value-type="string">
            <text:p text:style-name="P98">0x01</text:p>
          </table:table-cell>
          <table:table-cell table:style-name="Table46.C2" office:value-type="string">
            <text:p text:style-name="P98">Response to command</text:p>
          </table:table-cell>
        </table:table-row>
        <table:table-row table:style-name="TableLine93958937796608">
          <table:table-cell table:style-name="Table46.A2" office:value-type="string">
            <text:p text:style-name="P127">1</text:p>
          </table:table-cell>
          <table:table-cell table:style-name="Table46.A2" office:value-type="string">
            <text:p text:style-name="P127">0x<text:span text:style-name="T53">1</text:span><text:span text:style-name="T64">8</text:span></text:p>
          </table:table-cell>
          <table:table-cell table:style-name="Table46.C2" office:value-type="string">
            <text:p text:style-name="P228">Get fox power</text:p>
          </table:table-cell>
        </table:table-row>
        <table:table-row table:style-name="TableLine93958937797424">
          <table:table-cell table:style-name="Table46.A2" office:value-type="string">
            <text:p text:style-name="P180">2-<text:span text:style-name="T56">5</text:span></text:p>
          </table:table-cell>
          <table:table-cell table:style-name="Table46.A2" office:value-type="string">
            <text:p text:style-name="P208"><text:span text:style-name="T65">f</text:span><text:span text:style-name="T64">loat</text:span></text:p>
          </table:table-cell>
          <table:table-cell table:style-name="Table46.C2" office:value-type="string">
            <text:p text:style-name="P228">Fox power in watts</text:p>
          </table:table-cell>
        </table:table-row>
      </table:table>
      <text:p text:style-name="P329"/>
      <text:h text:style-name="P361" text:outline-level="1"><text:span text:style-name="T66">S</text:span>et <text:span text:style-name="T62">output power</text:span></text:h>
      <text:p text:style-name="P298">Issue this command to <text:span text:style-name="T66">s</text:span><text:span text:style-name="T56">et </text:span><text:span text:style-name="T62">fox output power (float, in watts). </text:span><text:span text:style-name="T66">Note, that power is settable only for 3.5MHz mode, if fox in 144MHz mode, then this command will always fail.</text:span></text:p>
      <text:p text:style-name="P298"/>
      <text:p text:style-name="P298">Payload format:</text:p>
      <table:table table:name="Table47" table:style-name="Table47">
        <table:table-column table:style-name="Table47.A" table:number-columns-repeated="3"/>
        <table:table-row table:style-name="TableLine93958937783808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3958937814864">
          <table:table-cell table:style-name="Table47.A2" office:value-type="string">
            <text:p text:style-name="P66">0</text:p>
          </table:table-cell>
          <table:table-cell table:style-name="Table47.A2" office:value-type="string">
            <text:p text:style-name="P66">0x00</text:p>
          </table:table-cell>
          <table:table-cell table:style-name="Table47.C2" office:value-type="string">
            <text:p text:style-name="P66">Command to fox</text:p>
          </table:table-cell>
        </table:table-row>
        <table:table-row table:style-name="TableLine93958937816368">
          <table:table-cell table:style-name="Table47.A2" office:value-type="string">
            <text:p text:style-name="P66">1</text:p>
          </table:table-cell>
          <table:table-cell table:style-name="Table47.A2" office:value-type="string">
            <text:p text:style-name="P66">0x<text:span text:style-name="T53">1</text:span><text:span text:style-name="T67">9</text:span></text:p>
          </table:table-cell>
          <table:table-cell table:style-name="Table47.C2" office:value-type="string">
            <text:p text:style-name="P221"><text:span text:style-name="T67">S</text:span>et fox power</text:p>
          </table:table-cell>
        </table:table-row>
        <table:table-row table:style-name="TableLine93958937817184">
          <table:table-cell table:style-name="Table47.A2" office:value-type="string">
            <text:p text:style-name="P231">2-5</text:p>
          </table:table-cell>
          <table:table-cell table:style-name="Table47.A2" office:value-type="string">
            <text:p text:style-name="P231">float</text:p>
          </table:table-cell>
          <table:table-cell table:style-name="Table47.C2" office:value-type="string">
            <text:p text:style-name="P231">Fox power in watts</text:p>
          </table:table-cell>
        </table:table-row>
      </table:table>
      <text:p text:style-name="P330"/>
      <text:p text:style-name="P266">Fox will answer:</text:p>
      <table:table table:name="Table48" table:style-name="Table48">
        <table:table-column table:style-name="Table48.A" table:number-columns-repeated="3"/>
        <table:table-row table:style-name="TableLine93958937804880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3958937831872">
          <table:table-cell table:style-name="Table48.A2" office:value-type="string">
            <text:p text:style-name="P66">0</text:p>
          </table:table-cell>
          <table:table-cell table:style-name="Table48.A2" office:value-type="string">
            <text:p text:style-name="P99">0x01</text:p>
          </table:table-cell>
          <table:table-cell table:style-name="Table48.C2" office:value-type="string">
            <text:p text:style-name="P99">Response to command</text:p>
          </table:table-cell>
        </table:table-row>
        <table:table-row table:style-name="TableLine93958937833440">
          <table:table-cell table:style-name="Table48.A2" office:value-type="string">
            <text:p text:style-name="P128">1</text:p>
          </table:table-cell>
          <table:table-cell table:style-name="Table48.A2" office:value-type="string">
            <text:p text:style-name="P128">0x<text:span text:style-name="T53">1</text:span><text:span text:style-name="T67">9</text:span></text:p>
          </table:table-cell>
          <table:table-cell table:style-name="Table48.C2" office:value-type="string">
            <text:p text:style-name="P229"><text:span text:style-name="T67">S</text:span>et fox power</text:p>
          </table:table-cell>
        </table:table-row>
        <table:table-row table:style-name="TableLine93958937834256">
          <table:table-cell table:style-name="Table48.A2" office:value-type="string">
            <text:p text:style-name="P219">2</text:p>
          </table:table-cell>
          <table:table-cell table:style-name="Table48.A2" office:value-type="string">
            <text:p text:style-name="P216">0x00 or 0x01</text:p>
          </table:table-cell>
          <table:table-cell table:style-name="Table48.C2" office:value-type="string">
            <text:p text:style-name="P97">Is successful?</text:p>
            <text:p text:style-name="P97">0x00 if successful,</text:p>
            <text:p text:style-name="P97">0x01 if not (<text:span text:style-name="T67">incorrect power or 144MHz mode</text:span>)</text:p>
          </table:table-cell>
        </table:table-row>
      </table:table>
      <text:p text:style-name="P330"/>
      <text:h text:style-name="P365" text:outline-level="1">Get battery level</text:h>
      <text:p text:style-name="P299">Issue this command to <text:span text:style-name="T56">get </text:span><text:span text:style-name="T68">battery level</text:span><text:span text:style-name="T62">. </text:span><text:span text:style-name="T68">Level is represented as a float, where 0 is fully discharged and 1 is fully charged.</text:span></text:p>
      <text:p text:style-name="P299"/>
      <text:p text:style-name="P299">Payload format:</text:p>
      <table:table table:name="Table49" table:style-name="Table49">
        <table:table-column table:style-name="Table49.A" table:number-columns-repeated="3"/>
        <table:table-row table:style-name="TableLine93958937840672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able:table-row table:style-name="TableLine93958937850112">
          <table:table-cell table:style-name="Table49.A2" office:value-type="string">
            <text:p text:style-name="P67">0</text:p>
          </table:table-cell>
          <table:table-cell table:style-name="Table49.A2" office:value-type="string">
            <text:p text:style-name="P67">0x00</text:p>
          </table:table-cell>
          <table:table-cell table:style-name="Table49.C2" office:value-type="string">
            <text:p text:style-name="P67">Command to fox</text:p>
          </table:table-cell>
        </table:table-row>
        <table:table-row table:style-name="TableLine93958937850928">
          <table:table-cell table:style-name="Table49.A2" office:value-type="string">
            <text:p text:style-name="P67">1</text:p>
          </table:table-cell>
          <table:table-cell table:style-name="Table49.A2" office:value-type="string">
            <text:p text:style-name="P67">0x<text:span text:style-name="T53">1</text:span><text:span text:style-name="T68">A</text:span></text:p>
          </table:table-cell>
          <table:table-cell table:style-name="Table49.C2" office:value-type="string">
            <text:p text:style-name="P222">Get <text:span text:style-name="T68">battery level</text:span></text:p>
          </table:table-cell>
        </table:table-row>
      </table:table>
      <text:p text:style-name="P331"/>
      <text:p text:style-name="P267">Fox will answer:</text:p>
      <table:table table:name="Table50" table:style-name="Table50">
        <table:table-column table:style-name="Table50.A" table:number-columns-repeated="3"/>
        <text:soft-page-break/>
        <table:table-row table:style-name="TableLine93958937842000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able:table-row table:style-name="TableLine93958937865632">
          <table:table-cell table:style-name="Table50.A2" office:value-type="string">
            <text:p text:style-name="P67">0</text:p>
          </table:table-cell>
          <table:table-cell table:style-name="Table50.A2" office:value-type="string">
            <text:p text:style-name="P100">0x01</text:p>
          </table:table-cell>
          <table:table-cell table:style-name="Table50.C2" office:value-type="string">
            <text:p text:style-name="P100">Response to command</text:p>
          </table:table-cell>
        </table:table-row>
        <table:table-row table:style-name="TableLine93958937867136">
          <table:table-cell table:style-name="Table50.A2" office:value-type="string">
            <text:p text:style-name="P129">1</text:p>
          </table:table-cell>
          <table:table-cell table:style-name="Table50.A2" office:value-type="string">
            <text:p text:style-name="P129">0x<text:span text:style-name="T53">1</text:span><text:span text:style-name="T68">A</text:span></text:p>
          </table:table-cell>
          <table:table-cell table:style-name="Table50.C2" office:value-type="string">
            <text:p text:style-name="P230">Get <text:span text:style-name="T68">battery level</text:span></text:p>
          </table:table-cell>
        </table:table-row>
        <table:table-row table:style-name="TableLine93958937867952">
          <table:table-cell table:style-name="Table50.A2" office:value-type="string">
            <text:p text:style-name="P181">2-<text:span text:style-name="T56">5</text:span></text:p>
          </table:table-cell>
          <table:table-cell table:style-name="Table50.A2" office:value-type="string">
            <text:p text:style-name="P209"><text:span text:style-name="T65">f</text:span><text:span text:style-name="T64">loat</text:span></text:p>
          </table:table-cell>
          <table:table-cell table:style-name="Table50.C2" office:value-type="string">
            <text:p text:style-name="P232">Battery level [0-1]</text:p>
          </table:table-cell>
        </table:table-row>
      </table:table>
      <text:p text:style-name="P331"/>
      <text:h text:style-name="P366" text:outline-level="1">Get <text:span text:style-name="T69">3.5MHz antenna voltage level (ADC)</text:span></text:h>
      <text:p text:style-name="P333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00"/>
      <text:p text:style-name="P300">Payload format:</text:p>
      <table:table table:name="Table51" table:style-name="Table51">
        <table:table-column table:style-name="Table51.A" table:number-columns-repeated="3"/>
        <table:table-row table:style-name="TableLine93958937853632">
          <table:table-cell table:style-name="Table51.A1" office:value-type="string">
            <text:p text:style-name="P35">Payload byte</text:p>
          </table:table-cell>
          <table:table-cell table:style-name="Table51.A1" office:value-type="string">
            <text:p text:style-name="P35">Value</text:p>
          </table:table-cell>
          <table:table-cell table:style-name="Table51.C1" office:value-type="string">
            <text:p text:style-name="P35">Description</text:p>
          </table:table-cell>
        </table:table-row>
        <table:table-row table:style-name="TableLine93958937884592">
          <table:table-cell table:style-name="Table51.A2" office:value-type="string">
            <text:p text:style-name="P68">0</text:p>
          </table:table-cell>
          <table:table-cell table:style-name="Table51.A2" office:value-type="string">
            <text:p text:style-name="P68">0x00</text:p>
          </table:table-cell>
          <table:table-cell table:style-name="Table51.C2" office:value-type="string">
            <text:p text:style-name="P68">Command to fox</text:p>
          </table:table-cell>
        </table:table-row>
        <table:table-row table:style-name="TableLine93958937886160">
          <table:table-cell table:style-name="Table51.A2" office:value-type="string">
            <text:p text:style-name="P68">1</text:p>
          </table:table-cell>
          <table:table-cell table:style-name="Table51.A2" office:value-type="string">
            <text:p text:style-name="P68">0x<text:span text:style-name="T53">1</text:span><text:span text:style-name="T70">B</text:span></text:p>
          </table:table-cell>
          <table:table-cell table:style-name="Table51.C2" office:value-type="string">
            <text:p text:style-name="P223">Get <text:span text:style-name="T70">3.5MHz antenna level (ADC)</text:span></text:p>
          </table:table-cell>
        </table:table-row>
      </table:table>
      <text:p text:style-name="P332"/>
      <text:p text:style-name="P268">Fox will answer:</text:p>
      <table:table table:name="Table52" table:style-name="Table52">
        <table:table-column table:style-name="Table52.A" table:number-columns-repeated="3"/>
        <table:table-row table:style-name="TableLine93958937877872">
          <table:table-cell table:style-name="Table52.A1" office:value-type="string">
            <text:p text:style-name="P35">Payload byte</text:p>
          </table:table-cell>
          <table:table-cell table:style-name="Table52.A1" office:value-type="string">
            <text:p text:style-name="P35">Value</text:p>
          </table:table-cell>
          <table:table-cell table:style-name="Table52.C1" office:value-type="string">
            <text:p text:style-name="P35">Description</text:p>
          </table:table-cell>
        </table:table-row>
        <table:table-row table:style-name="TableLine93958937394336">
          <table:table-cell table:style-name="Table52.A2" office:value-type="string">
            <text:p text:style-name="P68">0</text:p>
          </table:table-cell>
          <table:table-cell table:style-name="Table52.A2" office:value-type="string">
            <text:p text:style-name="P101">0x01</text:p>
          </table:table-cell>
          <table:table-cell table:style-name="Table52.C2" office:value-type="string">
            <text:p text:style-name="P101">Response to command</text:p>
          </table:table-cell>
        </table:table-row>
        <table:table-row table:style-name="TableLine93958934833776">
          <table:table-cell table:style-name="Table52.A2" office:value-type="string">
            <text:p text:style-name="P130">1</text:p>
          </table:table-cell>
          <table:table-cell table:style-name="Table52.A2" office:value-type="string">
            <text:p text:style-name="P130">0x<text:span text:style-name="T53">1</text:span><text:span text:style-name="T71">B</text:span></text:p>
          </table:table-cell>
          <table:table-cell table:style-name="Table52.C2" office:value-type="string">
            <text:p text:style-name="P224">Get <text:span text:style-name="T70">3.5MHz antenna level (ADC)</text:span></text:p>
          </table:table-cell>
        </table:table-row>
        <table:table-row table:style-name="TableLine93958934834592">
          <table:table-cell table:style-name="Table52.A2" office:value-type="string">
            <text:p text:style-name="P182">2-<text:span text:style-name="T56">5</text:span></text:p>
          </table:table-cell>
          <table:table-cell table:style-name="Table52.A2" office:value-type="string">
            <text:p text:style-name="P210"><text:span text:style-name="T65">f</text:span><text:span text:style-name="T64">loat</text:span></text:p>
          </table:table-cell>
          <table:table-cell table:style-name="Table52.C2" office:value-type="string">
            <text:p text:style-name="P233">Averaged antenna voltage</text:p>
          </table:table-cell>
        </table:table-row>
      </table:table>
      <text:p text:style-name="P332"/>
      <text:h text:style-name="P367" text:outline-level="1">Get <text:span text:style-name="T72">battery</text:span><text:span text:style-name="T69"> voltage level (ADC)</text:span></text:h>
      <text:p text:style-name="P334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01"/>
      <text:p text:style-name="P301">Payload format:</text:p>
      <table:table table:name="Table53" table:style-name="Table53">
        <table:table-column table:style-name="Table53.A" table:number-columns-repeated="3"/>
        <table:table-row table:style-name="TableLine93958937889088">
          <table:table-cell table:style-name="Table53.A1" office:value-type="string">
            <text:p text:style-name="P36">Payload byte</text:p>
          </table:table-cell>
          <table:table-cell table:style-name="Table53.A1" office:value-type="string">
            <text:p text:style-name="P36">Value</text:p>
          </table:table-cell>
          <table:table-cell table:style-name="Table53.C1" office:value-type="string">
            <text:p text:style-name="P36">Description</text:p>
          </table:table-cell>
        </table:table-row>
        <table:table-row table:style-name="TableLine93958934852320">
          <table:table-cell table:style-name="Table53.A2" office:value-type="string">
            <text:p text:style-name="P69">0</text:p>
          </table:table-cell>
          <table:table-cell table:style-name="Table53.A2" office:value-type="string">
            <text:p text:style-name="P69">0x00</text:p>
          </table:table-cell>
          <table:table-cell table:style-name="Table53.C2" office:value-type="string">
            <text:p text:style-name="P69">Command to fox</text:p>
          </table:table-cell>
        </table:table-row>
        <table:table-row table:style-name="TableLine93958934853888">
          <table:table-cell table:style-name="Table53.A2" office:value-type="string">
            <text:p text:style-name="P69">1</text:p>
          </table:table-cell>
          <table:table-cell table:style-name="Table53.A2" office:value-type="string">
            <text:p text:style-name="P69">0x<text:span text:style-name="T53">1</text:span><text:span text:style-name="T72">C</text:span></text:p>
          </table:table-cell>
          <table:table-cell table:style-name="Table53.C2" office:value-type="string">
            <text:p text:style-name="P225">Get <text:span text:style-name="T72">battery</text:span><text:span text:style-name="T70"> level (ADC)</text:span></text:p>
          </table:table-cell>
        </table:table-row>
      </table:table>
      <text:p text:style-name="P336"/>
      <text:p text:style-name="P269">Fox will answer:</text:p>
      <table:table table:name="Table54" table:style-name="Table54">
        <table:table-column table:style-name="Table54.A" table:number-columns-repeated="3"/>
        <table:table-row table:style-name="TableLine93958934846112">
          <table:table-cell table:style-name="Table54.A1" office:value-type="string">
            <text:p text:style-name="P36">Payload byte</text:p>
          </table:table-cell>
          <table:table-cell table:style-name="Table54.A1" office:value-type="string">
            <text:p text:style-name="P36">Value</text:p>
          </table:table-cell>
          <table:table-cell table:style-name="Table54.C1" office:value-type="string">
            <text:p text:style-name="P36">Description</text:p>
          </table:table-cell>
        </table:table-row>
        <table:table-row table:style-name="TableLine93958934868352">
          <table:table-cell table:style-name="Table54.A2" office:value-type="string">
            <text:p text:style-name="P69">0</text:p>
          </table:table-cell>
          <table:table-cell table:style-name="Table54.A2" office:value-type="string">
            <text:p text:style-name="P102">0x01</text:p>
          </table:table-cell>
          <table:table-cell table:style-name="Table54.C2" office:value-type="string">
            <text:p text:style-name="P102">Response to command</text:p>
          </table:table-cell>
        </table:table-row>
        <table:table-row table:style-name="TableLine93958934869920">
          <table:table-cell table:style-name="Table54.A2" office:value-type="string">
            <text:p text:style-name="P131">1</text:p>
          </table:table-cell>
          <table:table-cell table:style-name="Table54.A2" office:value-type="string">
            <text:p text:style-name="P131">0x<text:span text:style-name="T53">1</text:span><text:span text:style-name="T72">C</text:span></text:p>
          </table:table-cell>
          <table:table-cell table:style-name="Table54.C2" office:value-type="string">
            <text:p text:style-name="P225">Get <text:span text:style-name="T72">battery</text:span><text:span text:style-name="T70"> level (ADC)</text:span></text:p>
          </table:table-cell>
        </table:table-row>
        <table:table-row table:style-name="TableLine93958934870736">
          <table:table-cell table:style-name="Table54.A2" office:value-type="string">
            <text:p text:style-name="P183">2-<text:span text:style-name="T56">5</text:span></text:p>
          </table:table-cell>
          <table:table-cell table:style-name="Table54.A2" office:value-type="string">
            <text:p text:style-name="P211"><text:span text:style-name="T65">f</text:span><text:span text:style-name="T64">loat</text:span></text:p>
          </table:table-cell>
          <table:table-cell table:style-name="Table54.C2" office:value-type="string">
            <text:p text:style-name="P234">Averaged <text:span text:style-name="T72">battery</text:span> voltage</text:p>
          </table:table-cell>
        </table:table-row>
      </table:table>
      <text:p text:style-name="P336"><text:soft-page-break/></text:p>
      <text:h text:style-name="P367" text:outline-level="1">Get <text:span text:style-name="T72">3.5MHz output stage power</text:span><text:span text:style-name="T69"> voltage level (ADC)</text:span></text:h>
      <text:p text:style-name="P334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01"/>
      <text:p text:style-name="P301">Payload format:</text:p>
      <table:table table:name="Table55" table:style-name="Table55">
        <table:table-column table:style-name="Table55.A" table:number-columns-repeated="3"/>
        <table:table-row table:style-name="TableLine93958937374160">
          <table:table-cell table:style-name="Table55.A1" office:value-type="string">
            <text:p text:style-name="P36">Payload byte</text:p>
          </table:table-cell>
          <table:table-cell table:style-name="Table55.A1" office:value-type="string">
            <text:p text:style-name="P36">Value</text:p>
          </table:table-cell>
          <table:table-cell table:style-name="Table55.C1" office:value-type="string">
            <text:p text:style-name="P36">Description</text:p>
          </table:table-cell>
        </table:table-row>
        <table:table-row table:style-name="TableLine93958937732064">
          <table:table-cell table:style-name="Table55.A2" office:value-type="string">
            <text:p text:style-name="P69">0</text:p>
          </table:table-cell>
          <table:table-cell table:style-name="Table55.A2" office:value-type="string">
            <text:p text:style-name="P69">0x00</text:p>
          </table:table-cell>
          <table:table-cell table:style-name="Table55.C2" office:value-type="string">
            <text:p text:style-name="P69">Command to fox</text:p>
          </table:table-cell>
        </table:table-row>
        <table:table-row table:style-name="TableLine93958934887712">
          <table:table-cell table:style-name="Table55.A2" office:value-type="string">
            <text:p text:style-name="P69">1</text:p>
          </table:table-cell>
          <table:table-cell table:style-name="Table55.A2" office:value-type="string">
            <text:p text:style-name="P69">0x<text:span text:style-name="T53">1</text:span><text:span text:style-name="T72">D</text:span></text:p>
          </table:table-cell>
          <table:table-cell table:style-name="Table55.C2" office:value-type="string">
            <text:p text:style-name="P225">Get <text:span text:style-name="T72">3.5MHz output stage </text:span><text:span text:style-name="T73">power</text:span><text:span text:style-name="T72"> voltage (ADC)</text:span></text:p>
          </table:table-cell>
        </table:table-row>
      </table:table>
      <text:p text:style-name="P336"/>
      <text:p text:style-name="P269">Fox will answer:</text:p>
      <table:table table:name="Table56" table:style-name="Table56">
        <table:table-column table:style-name="Table56.A" table:number-columns-repeated="3"/>
        <table:table-row table:style-name="TableLine93958934880112">
          <table:table-cell table:style-name="Table56.A1" office:value-type="string">
            <text:p text:style-name="P36">Payload byte</text:p>
          </table:table-cell>
          <table:table-cell table:style-name="Table56.A1" office:value-type="string">
            <text:p text:style-name="P36">Value</text:p>
          </table:table-cell>
          <table:table-cell table:style-name="Table56.C1" office:value-type="string">
            <text:p text:style-name="P36">Description</text:p>
          </table:table-cell>
        </table:table-row>
        <table:table-row table:style-name="TableLine93958934900800">
          <table:table-cell table:style-name="Table56.A2" office:value-type="string">
            <text:p text:style-name="P69">0</text:p>
          </table:table-cell>
          <table:table-cell table:style-name="Table56.A2" office:value-type="string">
            <text:p text:style-name="P102">0x01</text:p>
          </table:table-cell>
          <table:table-cell table:style-name="Table56.C2" office:value-type="string">
            <text:p text:style-name="P102">Response to command</text:p>
          </table:table-cell>
        </table:table-row>
        <table:table-row table:style-name="TableLine93958934902368">
          <table:table-cell table:style-name="Table56.A2" office:value-type="string">
            <text:p text:style-name="P131">1</text:p>
          </table:table-cell>
          <table:table-cell table:style-name="Table56.A2" office:value-type="string">
            <text:p text:style-name="P131">0x<text:span text:style-name="T53">1</text:span><text:span text:style-name="T73">D</text:span></text:p>
          </table:table-cell>
          <table:table-cell table:style-name="Table56.C2" office:value-type="string">
            <text:p text:style-name="P226">Get <text:span text:style-name="T72">3.5MHz output stage </text:span><text:span text:style-name="T73">power</text:span><text:span text:style-name="T72"> voltage (ADC)</text:span></text:p>
          </table:table-cell>
        </table:table-row>
        <table:table-row table:style-name="TableLine93958934903184">
          <table:table-cell table:style-name="Table56.A2" office:value-type="string">
            <text:p text:style-name="P183">2-<text:span text:style-name="T56">5</text:span></text:p>
          </table:table-cell>
          <table:table-cell table:style-name="Table56.A2" office:value-type="string">
            <text:p text:style-name="P211"><text:span text:style-name="T65">f</text:span><text:span text:style-name="T64">loat</text:span></text:p>
          </table:table-cell>
          <table:table-cell table:style-name="Table56.C2" office:value-type="string">
            <text:p text:style-name="P234">Averaged <text:span text:style-name="T73">power source</text:span> voltage</text:p>
          </table:table-cell>
        </table:table-row>
      </table:table>
      <text:p text:style-name="P336"/>
      <text:h text:style-name="P368" text:outline-level="1">Get <text:span text:style-name="T72">battery</text:span><text:span text:style-name="T69"> voltage level</text:span></text:h>
      <text:p text:style-name="P335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02"/>
      <text:p text:style-name="P302">Payload format:</text:p>
      <table:table table:name="Table57" table:style-name="Table57">
        <table:table-column table:style-name="Table57.A" table:number-columns-repeated="3"/>
        <table:table-row table:style-name="TableLine93958934890512">
          <table:table-cell table:style-name="Table57.A1" office:value-type="string">
            <text:p text:style-name="P37">Payload byte</text:p>
          </table:table-cell>
          <table:table-cell table:style-name="Table57.A1" office:value-type="string">
            <text:p text:style-name="P37">Value</text:p>
          </table:table-cell>
          <table:table-cell table:style-name="Table57.C1" office:value-type="string">
            <text:p text:style-name="P37">Description</text:p>
          </table:table-cell>
        </table:table-row>
        <table:table-row table:style-name="TableLine93958937843008">
          <table:table-cell table:style-name="Table57.A2" office:value-type="string">
            <text:p text:style-name="P70">0</text:p>
          </table:table-cell>
          <table:table-cell table:style-name="Table57.A2" office:value-type="string">
            <text:p text:style-name="P70">0x00</text:p>
          </table:table-cell>
          <table:table-cell table:style-name="Table57.C2" office:value-type="string">
            <text:p text:style-name="P70">Command to fox</text:p>
          </table:table-cell>
        </table:table-row>
        <table:table-row table:style-name="TableLine93958934921840">
          <table:table-cell table:style-name="Table57.A2" office:value-type="string">
            <text:p text:style-name="P70">1</text:p>
          </table:table-cell>
          <table:table-cell table:style-name="Table57.A2" office:value-type="string">
            <text:p text:style-name="P70">0x<text:span text:style-name="T53">1</text:span><text:span text:style-name="T74">E</text:span></text:p>
          </table:table-cell>
          <table:table-cell table:style-name="Table57.C2" office:value-type="string">
            <text:p text:style-name="P227">Get <text:span text:style-name="T72">battery</text:span><text:span text:style-name="T70"> level (</text:span><text:span text:style-name="T74">volts)</text:span></text:p>
          </table:table-cell>
        </table:table-row>
      </table:table>
      <text:p text:style-name="P337"/>
      <text:p text:style-name="P270">Fox will answer:</text:p>
      <table:table table:name="Table58" table:style-name="Table58">
        <table:table-column table:style-name="Table58.A" table:number-columns-repeated="3"/>
        <table:table-row table:style-name="TableLine93958934913584">
          <table:table-cell table:style-name="Table58.A1" office:value-type="string">
            <text:p text:style-name="P37">Payload byte</text:p>
          </table:table-cell>
          <table:table-cell table:style-name="Table58.A1" office:value-type="string">
            <text:p text:style-name="P37">Value</text:p>
          </table:table-cell>
          <table:table-cell table:style-name="Table58.C1" office:value-type="string">
            <text:p text:style-name="P37">Description</text:p>
          </table:table-cell>
        </table:table-row>
        <table:table-row table:style-name="TableLine93958934936000">
          <table:table-cell table:style-name="Table58.A2" office:value-type="string">
            <text:p text:style-name="P70">0</text:p>
          </table:table-cell>
          <table:table-cell table:style-name="Table58.A2" office:value-type="string">
            <text:p text:style-name="P103">0x01</text:p>
          </table:table-cell>
          <table:table-cell table:style-name="Table58.C2" office:value-type="string">
            <text:p text:style-name="P103">Response to command</text:p>
          </table:table-cell>
        </table:table-row>
        <table:table-row table:style-name="TableLine93958934937568">
          <table:table-cell table:style-name="Table58.A2" office:value-type="string">
            <text:p text:style-name="P132">1</text:p>
          </table:table-cell>
          <table:table-cell table:style-name="Table58.A2" office:value-type="string">
            <text:p text:style-name="P132">0x<text:span text:style-name="T53">1</text:span><text:span text:style-name="T74">E</text:span></text:p>
          </table:table-cell>
          <table:table-cell table:style-name="Table58.C2" office:value-type="string">
            <text:p text:style-name="P227">Get <text:span text:style-name="T72">battery</text:span><text:span text:style-name="T70"> level (</text:span><text:span text:style-name="T74">volts</text:span><text:span text:style-name="T70">)</text:span></text:p>
          </table:table-cell>
        </table:table-row>
        <table:table-row table:style-name="TableLine93958934938384">
          <table:table-cell table:style-name="Table58.A2" office:value-type="string">
            <text:p text:style-name="P184">2-<text:span text:style-name="T56">5</text:span></text:p>
          </table:table-cell>
          <table:table-cell table:style-name="Table58.A2" office:value-type="string">
            <text:p text:style-name="P212"><text:span text:style-name="T65">f</text:span><text:span text:style-name="T64">loat</text:span></text:p>
          </table:table-cell>
          <table:table-cell table:style-name="Table58.C2" office:value-type="string">
            <text:p text:style-name="P235">Averaged <text:span text:style-name="T72">battery</text:span> voltage</text:p>
          </table:table-cell>
        </table:table-row>
      </table:table>
      <text:p text:style-name="P337"/>
      <text:h text:style-name="P368" text:outline-level="1">Get <text:span text:style-name="T72">3.5MHz output stage power</text:span><text:span text:style-name="T69"> voltage level</text:span></text:h>
      <text:p text:style-name="P335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02"/>
      <text:p text:style-name="P302"><text:soft-page-break/>Payload format:</text:p>
      <table:table table:name="Table59" table:style-name="Table59">
        <table:table-column table:style-name="Table59.A" table:number-columns-repeated="3"/>
        <table:table-row table:style-name="TableLine93958934946032">
          <table:table-cell table:style-name="Table59.A1" office:value-type="string">
            <text:p text:style-name="P37">Payload byte</text:p>
          </table:table-cell>
          <table:table-cell table:style-name="Table59.A1" office:value-type="string">
            <text:p text:style-name="P37">Value</text:p>
          </table:table-cell>
          <table:table-cell table:style-name="Table59.C1" office:value-type="string">
            <text:p text:style-name="P37">Description</text:p>
          </table:table-cell>
        </table:table-row>
        <table:table-row table:style-name="TableLine93958934955712">
          <table:table-cell table:style-name="Table59.A2" office:value-type="string">
            <text:p text:style-name="P70">0</text:p>
          </table:table-cell>
          <table:table-cell table:style-name="Table59.A2" office:value-type="string">
            <text:p text:style-name="P70">0x00</text:p>
          </table:table-cell>
          <table:table-cell table:style-name="Table59.C2" office:value-type="string">
            <text:p text:style-name="P70">Command to fox</text:p>
          </table:table-cell>
        </table:table-row>
        <table:table-row table:style-name="TableLine93958934957120">
          <table:table-cell table:style-name="Table59.A2" office:value-type="string">
            <text:p text:style-name="P70">1</text:p>
          </table:table-cell>
          <table:table-cell table:style-name="Table59.A2" office:value-type="string">
            <text:p text:style-name="P70">0x<text:span text:style-name="T53">1</text:span><text:span text:style-name="T75">F</text:span></text:p>
          </table:table-cell>
          <table:table-cell table:style-name="Table59.C2" office:value-type="string">
            <text:p text:style-name="P227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</table:table>
      <text:p text:style-name="P337"/>
      <text:p text:style-name="P270">Fox will answer:</text:p>
      <table:table table:name="Table60" table:style-name="Table60">
        <table:table-column table:style-name="Table60.A" table:number-columns-repeated="3"/>
        <table:table-row table:style-name="TableLine93958934947696">
          <table:table-cell table:style-name="Table60.A1" office:value-type="string">
            <text:p text:style-name="P37">Payload byte</text:p>
          </table:table-cell>
          <table:table-cell table:style-name="Table60.A1" office:value-type="string">
            <text:p text:style-name="P37">Value</text:p>
          </table:table-cell>
          <table:table-cell table:style-name="Table60.C1" office:value-type="string">
            <text:p text:style-name="P37">Description</text:p>
          </table:table-cell>
        </table:table-row>
        <table:table-row table:style-name="TableLine93958934971248">
          <table:table-cell table:style-name="Table60.A2" office:value-type="string">
            <text:p text:style-name="P70">0</text:p>
          </table:table-cell>
          <table:table-cell table:style-name="Table60.A2" office:value-type="string">
            <text:p text:style-name="P103">0x01</text:p>
          </table:table-cell>
          <table:table-cell table:style-name="Table60.C2" office:value-type="string">
            <text:p text:style-name="P103">Response to command</text:p>
          </table:table-cell>
        </table:table-row>
        <table:table-row table:style-name="TableLine93958934972816">
          <table:table-cell table:style-name="Table60.A2" office:value-type="string">
            <text:p text:style-name="P132">1</text:p>
          </table:table-cell>
          <table:table-cell table:style-name="Table60.A2" office:value-type="string">
            <text:p text:style-name="P132">0x<text:span text:style-name="T53">1</text:span><text:span text:style-name="T75">F</text:span></text:p>
          </table:table-cell>
          <table:table-cell table:style-name="Table60.C2" office:value-type="string">
            <text:p text:style-name="P227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  <table:table-row table:style-name="TableLine93958934973632">
          <table:table-cell table:style-name="Table60.A2" office:value-type="string">
            <text:p text:style-name="P184">2-<text:span text:style-name="T56">5</text:span></text:p>
          </table:table-cell>
          <table:table-cell table:style-name="Table60.A2" office:value-type="string">
            <text:p text:style-name="P212"><text:span text:style-name="T65">f</text:span><text:span text:style-name="T64">loat</text:span></text:p>
          </table:table-cell>
          <table:table-cell table:style-name="Table60.C2" office:value-type="string">
            <text:p text:style-name="P235">Averaged <text:span text:style-name="T73">power source</text:span> voltage</text:p>
          </table:table-cell>
        </table:table-row>
      </table:table>
      <text:p text:style-name="P337"/>
      <text:h text:style-name="P339" text:outline-level="1">Fox armed event</text:h>
      <text:p text:style-name="P376">This is an event, signalizing, that fox is successfully <text:span text:style-name="T77">armed.</text:span></text:p>
      <text:p text:style-name="P378"/>
      <table:table table:name="Table61" table:style-name="Table61">
        <table:table-column table:style-name="Table61.A" table:number-columns-repeated="3"/>
        <table:table-row table:style-name="TableLine93958971702016">
          <table:table-cell table:style-name="Table61.A1" office:value-type="string">
            <text:p text:style-name="P379">Payload byte</text:p>
          </table:table-cell>
          <table:table-cell table:style-name="Table61.A1" office:value-type="string">
            <text:p text:style-name="P379">Value</text:p>
          </table:table-cell>
          <table:table-cell table:style-name="Table61.C1" office:value-type="string">
            <text:p text:style-name="P379">Description</text:p>
          </table:table-cell>
        </table:table-row>
        <table:table-row table:style-name="TableLine93958977882320">
          <table:table-cell table:style-name="Table61.A2" office:value-type="string">
            <text:p text:style-name="P380">0</text:p>
          </table:table-cell>
          <table:table-cell table:style-name="Table61.A2" office:value-type="string">
            <text:p text:style-name="P381">0x0<text:span text:style-name="T77">2</text:span></text:p>
          </table:table-cell>
          <table:table-cell table:style-name="Table61.C2" office:value-type="string">
            <text:p text:style-name="P383">Event</text:p>
          </table:table-cell>
        </table:table-row>
        <table:table-row table:style-name="TableLine93958889319344">
          <table:table-cell table:style-name="Table61.A2" office:value-type="string">
            <text:p text:style-name="P382">1</text:p>
          </table:table-cell>
          <table:table-cell table:style-name="Table61.A2" office:value-type="string">
            <text:p text:style-name="P382">0x<text:span text:style-name="T77">20</text:span></text:p>
          </table:table-cell>
          <table:table-cell table:style-name="Table61.C2" office:value-type="string">
            <text:p text:style-name="P383">Fox is armed</text:p>
          </table:table-cell>
        </table:table-row>
      </table:table>
      <text:p text:style-name="P378"/>
      <text:h text:style-name="P369" text:outline-level="1">Antenna matching measurement event</text:h>
      <text:p text:style-name="P377">This is an event <text:span text:style-name="T77">with information on antenna matching measurement. This events are generated when fox is in 3.5MHz mode during arming process.</text:span></text:p>
      <text:p text:style-name="P378"/>
      <table:table table:name="Table62" table:style-name="Table62">
        <table:table-column table:style-name="Table62.A" table:number-columns-repeated="3"/>
        <table:table-row table:style-name="TableLine93959003385584">
          <table:table-cell table:style-name="Table62.A1" office:value-type="string">
            <text:p text:style-name="P379">Payload byte</text:p>
          </table:table-cell>
          <table:table-cell table:style-name="Table62.A1" office:value-type="string">
            <text:p text:style-name="P379">Value</text:p>
          </table:table-cell>
          <table:table-cell table:style-name="Table62.C1" office:value-type="string">
            <text:p text:style-name="P379">Description</text:p>
          </table:table-cell>
        </table:table-row>
        <table:table-row table:style-name="TableLine93958986040752">
          <table:table-cell table:style-name="Table62.A2" office:value-type="string">
            <text:p text:style-name="P380">0</text:p>
          </table:table-cell>
          <table:table-cell table:style-name="Table62.A2" office:value-type="string">
            <text:p text:style-name="P381">0x0<text:span text:style-name="T77">2</text:span></text:p>
          </table:table-cell>
          <table:table-cell table:style-name="Table62.C2" office:value-type="string">
            <text:p text:style-name="P383">Event</text:p>
          </table:table-cell>
        </table:table-row>
        <table:table-row table:style-name="TableLine93958978334032">
          <table:table-cell table:style-name="Table62.A2" office:value-type="string">
            <text:p text:style-name="P382">1</text:p>
          </table:table-cell>
          <table:table-cell table:style-name="Table62.A2" office:value-type="string">
            <text:p text:style-name="P382">0x<text:span text:style-name="T77">21</text:span></text:p>
          </table:table-cell>
          <table:table-cell table:style-name="Table62.C2" office:value-type="string">
            <text:p text:style-name="P383">Antenna matching measurement</text:p>
          </table:table-cell>
        </table:table-row>
        <table:table-row table:style-name="TableLine93958978334032">
          <table:table-cell table:style-name="Table62.A2" office:value-type="string">
            <text:p text:style-name="P383">2</text:p>
          </table:table-cell>
          <table:table-cell table:style-name="Table62.A2" office:value-type="string">
            <text:p text:style-name="P383">uint8_t</text:p>
          </table:table-cell>
          <table:table-cell table:style-name="Table62.C2" office:value-type="string">
            <text:p text:style-name="P383">Antenna matching position</text:p>
          </table:table-cell>
        </table:table-row>
        <table:table-row table:style-name="TableLine93958978334032">
          <table:table-cell table:style-name="Table62.A2" office:value-type="string">
            <text:p text:style-name="P383">3-6</text:p>
          </table:table-cell>
          <table:table-cell table:style-name="Table62.A2" office:value-type="string">
            <text:p text:style-name="P383">float</text:p>
          </table:table-cell>
          <table:table-cell table:style-name="Table62.C2" office:value-type="string">
            <text:p text:style-name="P383">Antenna voltage for this position</text:p>
          </table:table-cell>
        </table:table-row>
      </table:table>
      <text:p text:style-name="P378"/>
      <text:p text:style-name="P378"/>
      <text:p text:style-name="P310"/>
      <text:p text:style-name="P3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1-07-10T14:09:17.246469358</dc:date>
    <meta:editing-duration>PT5H48M37S</meta:editing-duration>
    <meta:editing-cycles>80</meta:editing-cycles>
    <meta:document-statistic meta:table-count="68" meta:image-count="0" meta:object-count="0" meta:page-count="18" meta:paragraph-count="1019" meta:word-count="2799" meta:character-count="15202" meta:non-whitespace-character-count="13398"/>
  </office:meta>
</office:document-meta>
</file>